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44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4" style:family="table-cell" style:parent-style-name="Default" style:data-style-name="N40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40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40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4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32_Built-in_32_Comma" style:data-style-name="N4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40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4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4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4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4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4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40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40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Excel_32_Built-in_32_Comma" style:data-style-name="N4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000000" fo:background-color="#FFFFFF"/>
    </style:style>
    <style:style style:name="ce3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9" style:family="table-cell" style:parent-style-name="Default" style:data-style-name="N37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4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Excel_32_Built-in_32_Comma" style:data-style-name="N3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Default" style:data-style-name="N30"/>
    <style:style style:name="ce45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4"/>
    <style:style style:name="ce47" style:family="table-cell" style:parent-style-name="Default" style:data-style-name="N37"/>
    <style:style style:name="ce48" style:family="table-cell" style:parent-style-name="Default" style:data-style-name="N4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4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Default" style:data-style-name="N4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51" style:family="table-cell" style:parent-style-name="Default" style:data-style-name="N4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4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Comma" style:data-style-name="N47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Arial1" style:font-name-asian="Arial1" style:font-name-complex="Arial1" fo:font-size="10pt" style:font-size-asian="10pt" style:font-size-complex="10pt"/>
    </style:style>
    <style:style style:name="ce54" style:family="table-cell" style:parent-style-name="Comma" style:data-style-name="N47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40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4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Comma" style:data-style-name="N47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Comma" style:data-style-name="N48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60" style:family="table-cell" style:parent-style-name="Default" style:data-style-name="N0">
      <style:table-cell-properties fo:background-color="#FFFFFF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40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6" style:family="table-cell" style:parent-style-name="Default" style:data-style-name="N37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8" style:family="table-cell" style:parent-style-name="Default" style:data-style-name="N4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Default" style:data-style-name="N4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0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1" style:family="table-cell" style:parent-style-name="Default" style:data-style-name="N40">
      <style:table-cell-properties fo:border-top="thin solid #000000" fo:border-bottom="thin solid #000000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7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7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0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81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3" style:family="table-cell" style:parent-style-name="Comma" style:data-style-name="N47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Arial1" style:font-name-asian="Arial1" style:font-name-complex="Arial1" fo:font-size="10pt" style:font-size-asian="10pt" style:font-size-complex="10pt"/>
    </style:style>
    <style:style style:name="ce84" style:family="table-cell" style:parent-style-name="Comma" style:data-style-name="N47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5" style:family="table-cell" style:parent-style-name="Comma" style:data-style-name="N47">
      <style:table-cell-properties fo:border="thin solid #000000" style:vertical-align="automatic" fo:background-color="#FFFFFF"/>
      <style:text-properties fo:color="#0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3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94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T1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6.429375cm" style:use-optimal-column-width="true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1.87854166666667cm" style:use-optimal-column-width="true"/>
    </style:style>
    <style:style style:name="co6" style:family="table-column">
      <style:table-column-properties fo:break-before="auto" style:column-width="1.56104166666667cm" style:use-optimal-column-width="true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6.53520833333333cm" style:use-optimal-column-width="true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8.122708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3.7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1" table:default-cell-style-name="ce1"/>
        <table:table-column table:style-name="co11" table:default-cell-style-name="ce1"/>
        <table:table-column table:style-name="co12" table:number-columns-repeated="15363" table:default-cell-style-name="ce1"/>
        <table:table-row table:style-name="ro1">
          <table:table-cell office:value-type="string" table:style-name="ce3">
            <text:p>Cliente:</text:p>
          </table:table-cell>
          <table:table-cell office:value-type="string" table:style-name="ce4">
            <text:p>SERVICIOS TELCODATA S.A.</text:p>
          </table:table-cell>
          <table:table-cell table:number-columns-repeated="4" table:style-name="ce5"/>
          <table:table-cell table:style-name="ce76"/>
          <table:table-cell table:style-name="ce6"/>
          <table:table-cell office:value-type="string" table:style-name="ce90">
            <text:p>P/T:</text:p>
          </table:table-cell>
          <table:table-cell office:value-type="float" office:value="5101" table:number-columns-spanned="2" table:number-rows-spanned="1" table:style-name="ce78">
            <text:p>5101</text:p>
          </table:table-cell>
          <table:covered-table-cell/>
          <table:table-cell table:number-columns-repeated="50" table:style-name="ce7"/>
          <table:table-cell table:number-columns-repeated="16323"/>
        </table:table-row>
        <table:table-row table:style-name="ro2">
          <table:table-cell office:value-type="string" table:style-name="ce3">
            <text:p>Sección:</text:p>
          </table:table-cell>
          <table:table-cell office:value-type="string" table:style-name="ce4">
            <text:p>Fase 2 – Ejecución</text:p>
          </table:table-cell>
          <table:table-cell table:number-columns-repeated="4" table:style-name="ce5"/>
          <table:table-cell table:style-name="ce77"/>
          <table:table-cell table:style-name="ce6"/>
          <table:table-cell office:value-type="string" table:style-name="ce91">
            <text:p>Preparado por:</text:p>
          </table:table-cell>
          <table:table-cell office:value-type="string" table:number-columns-spanned="2" table:number-rows-spanned="1" table:style-name="ce38">
            <text:p>Dara Macias</text:p>
          </table:table-cell>
          <table:covered-table-cell/>
          <table:table-cell table:number-columns-repeated="50" table:style-name="ce7"/>
          <table:table-cell table:number-columns-repeated="16323"/>
        </table:table-row>
        <table:table-row table:style-name="ro2">
          <table:table-cell office:value-type="string" table:style-name="ce3">
            <text:p>Area:</text:p>
          </table:table-cell>
          <table:table-cell office:value-type="string" table:style-name="ce4">
            <text:p>Caja y Bancos</text:p>
          </table:table-cell>
          <table:table-cell table:number-columns-repeated="4" table:style-name="ce5"/>
          <table:table-cell table:style-name="ce77"/>
          <table:table-cell table:style-name="ce6"/>
          <table:table-cell office:value-type="string" table:style-name="ce91">
            <text:p>Fecha:</text:p>
          </table:table-cell>
          <table:table-cell office:value-type="date" office:date-value="2020-10-21T00:00:00" table:number-columns-spanned="2" table:number-rows-spanned="1" table:style-name="ce39">
            <text:p>21/10/2020</text:p>
          </table:table-cell>
          <table:covered-table-cell/>
          <table:table-cell table:number-columns-repeated="50" table:style-name="ce7"/>
          <table:table-cell table:number-columns-repeated="16323"/>
        </table:table-row>
        <table:table-row table:style-name="ro2">
          <table:table-cell office:value-type="string" table:style-name="ce3">
            <text:p>Prueba:</text:p>
          </table:table-cell>
          <table:table-cell office:value-type="string" table:style-name="ce4">
            <text:p>Cedula resumen</text:p>
          </table:table-cell>
          <table:table-cell table:number-columns-repeated="4" table:style-name="ce5"/>
          <table:table-cell table:style-name="ce77"/>
          <table:table-cell table:style-name="ce6"/>
          <table:table-cell office:value-type="string" table:style-name="ce91">
            <text:p>Revisado por:</text:p>
          </table:table-cell>
          <table:table-cell office:value-type="string" table:number-columns-spanned="2" table:number-rows-spanned="1" table:style-name="ce38">
            <text:p>Carlos Almeida</text:p>
          </table:table-cell>
          <table:covered-table-cell/>
          <table:table-cell table:number-columns-repeated="50" table:style-name="ce7"/>
          <table:table-cell table:number-columns-repeated="16323"/>
        </table:table-row>
        <table:table-row table:style-name="ro2">
          <table:table-cell office:value-type="string" table:style-name="ce3">
            <text:p>Con corte al:</text:p>
          </table:table-cell>
          <table:table-cell office:value-type="string" table:style-name="ce4">
            <text:p>Al 31 de Octubre del 2020</text:p>
          </table:table-cell>
          <table:table-cell table:number-columns-repeated="4" table:style-name="ce5"/>
          <table:table-cell table:style-name="ce77"/>
          <table:table-cell table:style-name="ce6"/>
          <table:table-cell office:value-type="string" table:style-name="ce91">
            <text:p>Fecha:</text:p>
          </table:table-cell>
          <table:table-cell table:number-columns-spanned="2" table:number-rows-spanned="1" table:style-name="ce37"/>
          <table:covered-table-cell/>
          <table:table-cell table:number-columns-repeated="50" table:style-name="ce7"/>
          <table:table-cell table:number-columns-repeated="16323"/>
        </table:table-row>
        <table:table-row table:style-name="ro2">
          <table:table-cell table:number-columns-repeated="11" table:style-name="ce60"/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2" table:style-name="ce40">
            <text:p>Código</text:p>
          </table:table-cell>
          <table:table-cell office:value-type="string" table:number-columns-spanned="1" table:number-rows-spanned="2" table:style-name="ce41">
            <text:p>Cuenta</text:p>
          </table:table-cell>
          <table:table-cell office:value-type="string" table:style-name="ce87">
            <text:p>Referencia</text:p>
          </table:table-cell>
          <table:table-cell office:value-type="string" table:style-name="ce9">
            <text:p>Saldos contables al</text:p>
          </table:table-cell>
          <table:table-cell office:value-type="string" table:number-columns-spanned="2" table:number-rows-spanned="1" table:style-name="ce42">
            <text:p>Movimientos</text:p>
          </table:table-cell>
          <table:covered-table-cell/>
          <table:table-cell office:value-type="string" table:style-name="ce10">
            <text:p>Saldos auditados al</text:p>
          </table:table-cell>
          <table:table-cell office:value-type="string" table:number-columns-spanned="1" table:number-rows-spanned="2" table:style-name="ce40">
            <text:p>Código</text:p>
          </table:table-cell>
          <table:table-cell office:value-type="string" table:number-columns-spanned="1" table:number-rows-spanned="2" table:style-name="ce41">
            <text:p>Cuenta</text:p>
          </table:table-cell>
          <table:table-cell office:value-type="string" table:style-name="ce9">
            <text:p>Saldos auditados al</text:p>
          </table:table-cell>
          <table:table-cell office:value-type="string" table:number-columns-spanned="1" table:number-rows-spanned="2" table:style-name="ce43">
            <text:p>Variacion</text:p>
          </table:table-cell>
          <table:table-cell table:number-columns-repeated="50" table:style-name="ce2"/>
          <table:table-cell table:number-columns-repeated="16323"/>
        </table:table-row>
        <table:table-row table:style-name="ro2">
          <table:covered-table-cell/>
          <table:covered-table-cell/>
          <table:table-cell table:style-name="ce8"/>
          <table:table-cell office:value-type="date" office:date-value="2020-10-31T00:00:00" table:style-name="ce11">
            <text:p>31-oct-20</text:p>
          </table:table-cell>
          <table:table-cell office:value-type="string" table:style-name="ce11">
            <text:p>Débitos</text:p>
          </table:table-cell>
          <table:table-cell office:value-type="string" table:style-name="ce11">
            <text:p>Créditos</text:p>
          </table:table-cell>
          <table:table-cell office:value-type="date" office:date-value="2020-12-31T00:00:00" table:style-name="ce11">
            <text:p>31-dic-20</text:p>
          </table:table-cell>
          <table:covered-table-cell/>
          <table:covered-table-cell/>
          <table:table-cell office:value-type="date" office:date-value="2019-12-31T00:00:00" table:style-name="ce11">
            <text:p>31-dic-19</text:p>
          </table:table-cell>
          <table:covered-table-cell/>
          <table:table-cell table:number-columns-repeated="50" table:style-name="ce2"/>
          <table:table-cell table:number-columns-repeated="16323"/>
        </table:table-row>
        <table:table-row table:style-name="ro2">
          <table:table-cell table:style-name="ce12"/>
          <table:table-cell table:style-name="ce13"/>
          <table:table-cell table:style-name="ce27"/>
          <table:table-cell table:style-name="ce14"/>
          <table:table-cell table:style-name="ce15"/>
          <table:table-cell table:style-name="ce14"/>
          <table:table-cell table:style-name="ce48"/>
          <table:table-cell table:style-name="ce16"/>
          <table:table-cell table:style-name="ce14"/>
          <table:table-cell table:style-name="ce17"/>
          <table:table-cell table:style-name="ce18"/>
          <table:table-cell table:number-columns-repeated="50" table:style-name="ce7"/>
          <table:table-cell table:number-columns-repeated="16323"/>
        </table:table-row>
        <table:table-row table:style-name="ro2">
          <table:table-cell office:value-type="string" table:style-name="ce25">
            <text:p>1-1-1-01-03-005</text:p>
          </table:table-cell>
          <table:table-cell office:value-type="string" table:style-name="ce21">
            <text:p><text:s/>BANCO MACHALA CTA.# 1070987135</text:p>
          </table:table-cell>
          <table:table-cell table:style-name="ce21"/>
          <table:table-cell office:value-type="float" office:value="523.89" table:style-name="ce22">
            <text:p>524<text:s/></text:p>
          </table:table-cell>
          <table:table-cell table:style-name="ce23"/>
          <table:table-cell table:style-name="ce24"/>
          <table:table-cell office:value-type="float" office:value="523.89" table:formula="of:=[.D10]-[.E10]+[.F10]" table:style-name="ce49">
            <text:p>524<text:s/></text:p>
          </table:table-cell>
          <table:table-cell office:value-type="string" table:style-name="ce25">
            <text:p>1-1-1-01-03-005</text:p>
          </table:table-cell>
          <table:table-cell office:value-type="string" table:style-name="ce20">
            <text:p>BANCO MACHALA CTA.# 1070987135</text:p>
          </table:table-cell>
          <table:table-cell office:value-type="float" office:value="3671.75" table:style-name="ce53">
            <text:p><text:s/>3.672<text:s/></text:p>
          </table:table-cell>
          <table:table-cell office:value-type="float" office:value="-3147.86" table:formula="of:=+[.G10]-[.J10]" table:style-name="ce54">
            <text:p><text:s/>-3.148<text:s/></text:p>
          </table:table-cell>
          <table:table-cell table:number-columns-repeated="50" table:style-name="ce7"/>
          <table:table-cell table:number-columns-repeated="16323"/>
        </table:table-row>
        <table:table-row table:style-name="ro2">
          <table:table-cell office:value-type="string" table:style-name="ce25">
            <text:p>1-1-1-01-03-001</text:p>
          </table:table-cell>
          <table:table-cell office:value-type="string" table:style-name="ce26">
            <text:p><text:s/>Caja Chica (Banco Internacional)</text:p>
          </table:table-cell>
          <table:table-cell table:style-name="ce26"/>
          <table:table-cell office:value-type="float" office:value="0" table:style-name="ce24">
            <text:p>-<text:s/></text:p>
          </table:table-cell>
          <table:table-cell table:style-name="ce23"/>
          <table:table-cell table:style-name="ce24"/>
          <table:table-cell office:value-type="float" office:value="0" table:formula="of:=[.D11]-[.E11]+[.F11]" table:style-name="ce49">
            <text:p>-<text:s/></text:p>
          </table:table-cell>
          <table:table-cell office:value-type="string" table:style-name="ce25">
            <text:p>1-1-1-01-03-001</text:p>
          </table:table-cell>
          <table:table-cell office:value-type="string" table:style-name="ce20">
            <text:p>Caja Chica (Banco Internacional)</text:p>
          </table:table-cell>
          <table:table-cell office:value-type="float" office:value="0" table:style-name="ce24">
            <text:p>-<text:s/></text:p>
          </table:table-cell>
          <table:table-cell office:value-type="float" office:value="0" table:formula="of:=+[.G11]-[.J11]" table:style-name="ce54">
            <text:p><text:s/>-<text:s text:c="3"/></text:p>
          </table:table-cell>
          <table:table-cell table:number-columns-repeated="50" table:style-name="ce7"/>
          <table:table-cell table:number-columns-repeated="16323"/>
        </table:table-row>
        <table:table-row table:style-name="ro2">
          <table:table-cell table:style-name="ce28"/>
          <table:table-cell table:number-columns-repeated="2" table:style-name="ce29"/>
          <table:table-cell table:number-columns-repeated="3" table:style-name="ce30"/>
          <table:table-cell table:style-name="ce51"/>
          <table:table-cell table:number-columns-repeated="2" table:style-name="ce31"/>
          <table:table-cell table:style-name="ce30"/>
          <table:table-cell table:style-name="ce18"/>
          <table:table-cell table:number-columns-repeated="50" table:style-name="ce7"/>
          <table:table-cell table:number-columns-repeated="16323"/>
        </table:table-row>
        <table:table-row table:style-name="ro4">
          <table:table-cell table:style-name="ce32"/>
          <table:table-cell table:style-name="ce33"/>
          <table:table-cell table:style-name="ce86"/>
          <table:table-cell table:style-name="ce34"/>
          <table:table-cell table:style-name="ce7"/>
          <table:table-cell table:style-name="ce14"/>
          <table:table-cell table:style-name="ce48"/>
          <table:table-cell table:style-name="ce16"/>
          <table:table-cell table:style-name="ce34"/>
          <table:table-cell table:style-name="ce19"/>
          <table:table-cell table:style-name="ce35"/>
          <table:table-cell table:number-columns-repeated="50" table:style-name="ce7"/>
          <table:table-cell table:number-columns-repeated="16323"/>
        </table:table-row>
        <table:table-row table:style-name="ro5">
          <table:table-cell table:style-name="ce52"/>
          <table:table-cell office:value-type="string" table:style-name="ce56">
            <text:p>Total</text:p>
          </table:table-cell>
          <table:table-cell table:style-name="ce56"/>
          <table:table-cell office:value-type="float" office:value="523.89" table:formula="of:=SUM([.D9:.D11])" table:style-name="ce55">
            <text:p>524<text:s/></text:p>
          </table:table-cell>
          <table:table-cell office:value-type="float" office:value="0" table:formula="of:=SUM([.E9:.E11])" table:style-name="ce55">
            <text:p>-<text:s/></text:p>
          </table:table-cell>
          <table:table-cell office:value-type="float" office:value="0" table:formula="of:=SUM([.F9:.F11])" table:style-name="ce55">
            <text:p>-<text:s/></text:p>
          </table:table-cell>
          <table:table-cell office:value-type="float" office:value="523.89" table:formula="of:=SUM([.G9:.G11])" table:style-name="ce55">
            <text:p>524<text:s/></text:p>
          </table:table-cell>
          <table:table-cell table:number-columns-repeated="2" table:style-name="ce52"/>
          <table:table-cell office:value-type="float" office:value="3671.75" table:formula="of:=SUM([.J9:.J11])" table:style-name="ce57">
            <text:p><text:s/>3.672<text:s/></text:p>
          </table:table-cell>
          <table:table-cell office:value-type="float" office:value="-3147.86" table:formula="of:=SUM([.K9:.K11])" table:style-name="ce58">
            <text:p>-3.148<text:s/></text:p>
          </table:table-cell>
          <table:table-cell table:style-name="ce59"/>
          <table:table-cell table:number-columns-repeated="16372" table:style-name="ce36"/>
        </table:table-row>
        <table:table-row table:style-name="ro2">
          <table:table-cell table:number-columns-repeated="12" table:style-name="ce60"/>
          <table:table-cell table:number-columns-repeated="16372" table:style-name="ce1"/>
        </table:table-row>
        <table:table-row table:style-name="ro2">
          <table:table-cell table:style-name="ce60"/>
          <table:table-cell table:number-columns-repeated="2" table:style-name="ce61"/>
          <table:table-cell office:value-type="string" table:style-name="ce62">
            <text:p>Saldo al</text:p>
          </table:table-cell>
          <table:table-cell office:value-type="string" table:style-name="ce63">
            <text:p>Saldo al</text:p>
          </table:table-cell>
          <table:table-cell table:number-columns-repeated="7" table:style-name="ce60"/>
          <table:table-cell table:number-columns-repeated="16372" table:style-name="ce1"/>
        </table:table-row>
        <table:table-row table:style-name="ro2">
          <table:table-cell table:style-name="ce60"/>
          <table:table-cell office:value-type="string" table:style-name="ce79">
            <text:p>Nota a los estados financieros:</text:p>
          </table:table-cell>
          <table:table-cell table:style-name="ce79"/>
          <table:table-cell office:value-type="date" office:date-value="2020-12-31T00:00:00" table:style-name="ce80">
            <text:p>31/12/2020</text:p>
          </table:table-cell>
          <table:table-cell office:value-type="date" office:date-value="2019-12-31T00:00:00" table:style-name="ce81">
            <text:p>31/12/2019</text:p>
          </table:table-cell>
          <table:table-cell table:number-columns-repeated="7" table:style-name="ce60"/>
          <table:table-cell table:number-columns-repeated="16372"/>
        </table:table-row>
        <table:table-row table:style-name="ro2">
          <table:table-cell table:style-name="ce60"/>
          <table:table-cell table:number-columns-repeated="2" table:style-name="ce64"/>
          <table:table-cell table:style-name="ce65"/>
          <table:table-cell table:style-name="ce66"/>
          <table:table-cell table:number-columns-repeated="7" table:style-name="ce60"/>
          <table:table-cell table:number-columns-repeated="16372"/>
        </table:table-row>
        <table:table-row table:style-name="ro2">
          <table:table-cell table:style-name="ce60"/>
          <table:table-cell office:value-type="string" table:style-name="ce67">
            <text:p>Caja</text:p>
          </table:table-cell>
          <table:table-cell table:style-name="ce67"/>
          <table:table-cell office:value-type="float" office:value="0" table:formula="of:=[.G11]" table:style-name="ce50">
            <text:p>-<text:s/></text:p>
          </table:table-cell>
          <table:table-cell office:value-type="float" office:value="0" table:style-name="ce68">
            <text:p>-<text:s/></text:p>
          </table:table-cell>
          <table:table-cell table:number-columns-repeated="7" table:style-name="ce60"/>
          <table:table-cell table:number-columns-repeated="16372"/>
        </table:table-row>
        <table:table-row table:style-name="ro2">
          <table:table-cell table:style-name="ce60"/>
          <table:table-cell office:value-type="string" table:style-name="ce67">
            <text:p>Bancos</text:p>
          </table:table-cell>
          <table:table-cell table:style-name="ce67"/>
          <table:table-cell office:value-type="float" office:value="523.89" table:formula="of:=[.G10]" table:style-name="ce69">
            <text:p>524<text:s/></text:p>
          </table:table-cell>
          <table:table-cell office:value-type="float" office:value="3671.75" table:style-name="ce83">
            <text:p><text:s/>3.672<text:s/></text:p>
          </table:table-cell>
          <table:table-cell table:number-columns-repeated="7" table:style-name="ce60"/>
          <table:table-cell table:number-columns-repeated="16372"/>
        </table:table-row>
        <table:table-row table:style-name="ro2">
          <table:table-cell table:style-name="ce60"/>
          <table:table-cell table:number-columns-repeated="2" table:style-name="ce67"/>
          <table:table-cell table:style-name="ce70"/>
          <table:table-cell table:style-name="ce84"/>
          <table:table-cell table:number-columns-repeated="7" table:style-name="ce60"/>
          <table:table-cell table:number-columns-repeated="16372"/>
        </table:table-row>
        <table:table-row table:style-name="ro2">
          <table:table-cell table:style-name="ce60"/>
          <table:table-cell office:value-type="string" table:style-name="ce82">
            <text:p>Total</text:p>
          </table:table-cell>
          <table:table-cell table:style-name="ce88"/>
          <table:table-cell office:value-type="float" office:value="523.89" table:formula="of:=+SUM([.D19:.D21])" table:style-name="ce71">
            <text:p>524<text:s/></text:p>
          </table:table-cell>
          <table:table-cell office:value-type="float" office:value="3671.75" table:formula="of:=+SUM([.E19:.E21])" table:style-name="ce85">
            <text:p><text:s/>3.672<text:s/></text:p>
          </table:table-cell>
          <table:table-cell table:number-columns-repeated="7" table:style-name="ce60"/>
          <table:table-cell table:number-columns-repeated="16372"/>
        </table:table-row>
        <table:table-row table:style-name="ro2">
          <table:table-cell table:number-columns-repeated="12" table:style-name="ce60"/>
          <table:table-cell table:number-columns-repeated="16372"/>
        </table:table-row>
        <table:table-row table:style-name="ro2">
          <table:table-cell office:value-type="string" table:style-name="ce72">
            <text:p>Fuente:</text:p>
          </table:table-cell>
          <table:table-cell table:number-columns-repeated="9" table:style-name="ce73"/>
          <table:table-cell table:style-name="ce93"/>
          <table:table-cell table:style-name="ce60"/>
          <table:table-cell table:number-columns-repeated="16372"/>
        </table:table-row>
        <table:table-row table:style-name="ro2">
          <table:table-cell office:value-type="string" table:style-name="ce74">
            <text:p>Estados Financieros de la compañía proporcionado por el cliente y mayores generales, para el anio corriente</text:p>
          </table:table-cell>
          <table:table-cell table:number-columns-repeated="9" table:style-name="ce60"/>
          <table:table-cell table:style-name="ce94"/>
          <table:table-cell table:style-name="ce60"/>
          <table:table-cell table:number-columns-repeated="16372"/>
        </table:table-row>
        <table:table-row table:style-name="ro2">
          <table:table-cell office:value-type="string" table:style-name="ce74">
            <text:p>Nuestros papeles de trabajo y balance de comprobacion del 2019 para el anio anterior.</text:p>
          </table:table-cell>
          <table:table-cell table:number-columns-repeated="9" table:style-name="ce60"/>
          <table:table-cell table:style-name="ce94"/>
          <table:table-cell table:style-name="ce60"/>
          <table:table-cell table:number-columns-repeated="16372"/>
        </table:table-row>
        <table:table-row table:style-name="ro2">
          <table:table-cell table:style-name="ce74"/>
          <table:table-cell table:number-columns-repeated="9" table:style-name="ce60"/>
          <table:table-cell table:style-name="ce94"/>
          <table:table-cell table:style-name="ce60"/>
          <table:table-cell table:number-columns-repeated="16372"/>
        </table:table-row>
        <table:table-row table:style-name="ro2">
          <table:table-cell office:value-type="string" table:style-name="ce75">
            <text:p>Objetivos:</text:p>
          </table:table-cell>
          <table:table-cell table:number-columns-repeated="9" table:style-name="ce60"/>
          <table:table-cell table:style-name="ce94"/>
          <table:table-cell table:style-name="ce60"/>
          <table:table-cell table:number-columns-repeated="16372"/>
        </table:table-row>
        <table:table-row table:style-name="ro2">
          <table:table-cell office:value-type="string" table:style-name="ce74">
            <text:p>Cedula que resume todas las cuentas que componen el saldo bajo auditoria, a la fecha interina y/o de cierre. En adicion, en esta hoja resumimos las conclusiones alcanzadas como resultado de nuetra auditoria.</text:p>
          </table:table-cell>
          <table:table-cell table:number-columns-repeated="9" table:style-name="ce60"/>
          <table:table-cell table:style-name="ce94"/>
          <table:table-cell table:style-name="ce60"/>
          <table:table-cell table:number-columns-repeated="16372"/>
        </table:table-row>
        <table:table-row table:style-name="ro2">
          <table:table-cell office:value-type="string" table:style-name="ce74">
            <text:p>Identificar posibles variaciones significativas no analizadas en nuestra revision analitica y que ameriten un examen mas detallado.</text:p>
          </table:table-cell>
          <table:table-cell table:number-columns-repeated="9" table:style-name="ce60"/>
          <table:table-cell table:style-name="ce94"/>
          <table:table-cell table:style-name="ce60"/>
          <table:table-cell table:number-columns-repeated="16372"/>
        </table:table-row>
        <table:table-row table:style-name="ro2">
          <table:table-cell table:style-name="ce74"/>
          <table:table-cell table:number-columns-repeated="9" table:style-name="ce60"/>
          <table:table-cell table:style-name="ce94"/>
          <table:table-cell table:style-name="ce60"/>
          <table:table-cell table:number-columns-repeated="16372"/>
        </table:table-row>
        <table:table-row table:style-name="ro2">
          <table:table-cell office:value-type="string" table:style-name="ce89">
            <text:p>Explicacion del trabajo realizado:</text:p>
          </table:table-cell>
          <table:table-cell table:number-columns-repeated="9" table:style-name="ce60"/>
          <table:table-cell table:style-name="ce94"/>
          <table:table-cell table:style-name="ce60"/>
          <table:table-cell table:number-columns-repeated="16372"/>
        </table:table-row>
        <table:table-row table:style-name="ro2">
          <table:table-cell office:value-type="string" table:style-name="ce92">
            <text:p>- Ver el<text:span text:style-name="T2"><text:s/></text:span><text:span text:style-name="T1">PT 4003<text:s/></text:span><text:span text:style-name="T3">en el cual se encuentra el programa de auditoria de cada area y detallan los procedimientos a aplicar</text:span></text:p>
          </table:table-cell>
          <table:table-cell table:number-columns-repeated="9" table:style-name="ce60"/>
          <table:table-cell table:style-name="ce94"/>
          <table:table-cell table:style-name="ce60"/>
          <table:table-cell table:number-columns-repeated="16372"/>
        </table:table-row>
        <table:table-row table:number-rows-repeated="2" table:style-name="ro2">
          <table:table-cell table:style-name="ce89"/>
          <table:table-cell table:number-columns-repeated="9" table:style-name="ce60"/>
          <table:table-cell table:style-name="ce94"/>
          <table:table-cell table:style-name="ce60"/>
          <table:table-cell table:number-columns-repeated="16372"/>
        </table:table-row>
        <table:table-row table:style-name="ro2">
          <table:table-cell table:style-name="ce74"/>
          <table:table-cell table:number-columns-repeated="9" table:style-name="ce60"/>
          <table:table-cell table:style-name="ce94"/>
          <table:table-cell table:style-name="ce60"/>
          <table:table-cell table:number-columns-repeated="16372"/>
        </table:table-row>
        <table:table-row table:style-name="ro2">
          <table:table-cell office:value-type="string" table:style-name="ce75">
            <text:p>Conclusiones (A ser completado por el Auditor a cargo del compromiso):</text:p>
          </table:table-cell>
          <table:table-cell table:number-columns-repeated="9" table:style-name="ce60"/>
          <table:table-cell table:style-name="ce94"/>
          <table:table-cell table:style-name="ce60"/>
          <table:table-cell table:number-columns-repeated="16372"/>
        </table:table-row>
        <table:table-row table:number-rows-repeated="3" table:style-name="ro2">
          <table:table-cell table:number-columns-repeated="10" table:style-name="ce60"/>
          <table:table-cell table:style-name="ce94"/>
          <table:table-cell table:style-name="ce60"/>
          <table:table-cell table:number-columns-repeated="16372"/>
        </table:table-row>
        <table:table-row table:number-rows-repeated="4" table:style-name="ro2">
          <table:table-cell table:number-columns-repeated="12" table:style-name="ce60"/>
          <table:table-cell table:number-columns-repeated="16372"/>
        </table:table-row>
        <table:table-row table:number-rows-repeated="1048532" table:style-name="ro2">
          <table:table-cell table:number-columns-repeated="16384"/>
        </table:table-row>
      </table:table>
      <table:table table:name="MAYOR_Bco__Mchal" table:style-name="ta2">
        <table:table-column table:style-name="co10" table:default-cell-style-name="ce1"/>
        <table:table-column table:style-name="co13" table:default-cell-style-name="ce1"/>
        <table:table-column table:style-name="co10" table:number-columns-repeated="13" table:default-cell-style-name="ce1"/>
        <table:table-column table:style-name="co12" table:number-columns-repeated="16369" table:default-cell-style-name="ce1"/>
        <table:table-row table:number-rows-repeated="3" table:style-name="ro2">
          <table:table-cell table:number-columns-repeated="16384"/>
        </table:table-row>
        <table:table-row table:style-name="ro6">
          <table:table-cell office:value-type="string" table:style-name="ce44">
            <text:p>1-1-1-01-03-005</text:p>
          </table:table-cell>
          <table:table-cell office:value-type="string" table:style-name="ce45">
            <text:p>Banco Machala Cta.# 1070987135</text:p>
          </table:table-cell>
          <table:table-cell office:value-type="float" office:value="3671.75" table:style-name="ce46">
            <text:p>3.671,75</text:p>
          </table:table-cell>
          <table:table-cell office:value-type="float" office:value="550723.04" table:style-name="ce46">
            <text:p>550.723,04</text:p>
          </table:table-cell>
          <table:table-cell office:value-type="float" office:value="553870.9" table:style-name="ce46">
            <text:p>553.870,90</text:p>
          </table:table-cell>
          <table:table-cell office:value-type="float" office:value="523.89" table:style-name="ce1">
            <text:p>523,89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6375" table:style-name="ce1"/>
        </table:table-row>
        <table:table-row table:style-name="ro2">
          <table:table-cell table:number-columns-repeated="2" table:style-name="ce1"/>
          <table:table-cell office:value-type="string" table:style-name="ce44">
            <text:p><text:s/>2,546.75</text:p>
          </table:table-cell>
          <table:table-cell office:value-type="float" office:value="1125" table:style-name="ce46">
            <text:p>1.125,00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6102" table:style-name="ce1">
            <text:p>166102</text:p>
          </table:table-cell>
          <table:table-cell office:value-type="date" office:date-value="2020-01-31T00:00:00" table:style-name="ce47">
            <text:p>31/01/2020</text:p>
          </table:table-cell>
          <table:table-cell office:value-type="string" table:style-name="ce1">
            <text:p>CK 96-0 MANUEL <text:s/>NOGALES Y <text:s/>:CK-1070987135: Cancela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 table:style-name="ce1"/>
          <table:table-cell office:value-type="string" table:style-name="ce44">
            <text:p><text:s/>2,526.75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702" table:style-name="ce1">
            <text:p>169702</text:p>
          </table:table-cell>
          <table:table-cell office:value-type="date" office:date-value="2020-01-31T00:00:00" table:style-name="ce47">
            <text:p>31/01/2020</text:p>
          </table:table-cell>
          <table:table-cell office:value-type="string" table:style-name="ce1">
            <text:p>ND 00175792-0 :ND:0-00175792 GSTO EXTERIOR TRANSF.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 table:style-name="ce1"/>
          <table:table-cell office:value-type="string" table:style-name="ce44">
            <text:p><text:s/>313.37</text:p>
          </table:table-cell>
          <table:table-cell office:value-type="float" office:value="2213.38" table:style-name="ce46">
            <text:p>2.213,38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5502" table:style-name="ce1">
            <text:p>165502</text:p>
          </table:table-cell>
          <table:table-cell office:value-type="date" office:date-value="2020-01-31T00:00:00" table:style-name="ce47">
            <text:p>31/01/2020</text:p>
          </table:table-cell>
          <table:table-cell office:value-type="string" table:style-name="ce1">
            <text:p>CK 93-0 LAPENTTY NEIRA ANA :DB -1070987135: CANCEL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 table:style-name="ce1"/>
          <table:table-cell office:value-type="string" table:style-name="ce44">
            <text:p><text:s/>236.37</text:p>
          </table:table-cell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5602" table:style-name="ce1">
            <text:p>165602</text:p>
          </table:table-cell>
          <table:table-cell office:value-type="date" office:date-value="2020-01-31T00:00:00" table:style-name="ce47">
            <text:p>31/01/2020</text:p>
          </table:table-cell>
          <table:table-cell office:value-type="string" table:style-name="ce1">
            <text:p>CK 95-0 COMEXPORT S.A. :DB -1070987135: CANCELACI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 table:style-name="ce1"/>
          <table:table-cell office:value-type="string" table:style-name="ce44">
            <text:p><text:s/>9,788.37</text:p>
          </table:table-cell>
          <table:table-cell office:value-type="float" office:value="0" table:style-name="ce1">
            <text:p>0</text:p>
          </table:table-cell>
          <table:table-cell office:value-type="float" office:value="9552" table:style-name="ce46">
            <text:p>9.552,0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67802" table:style-name="ce1">
            <text:p>167802</text:p>
          </table:table-cell>
          <table:table-cell office:value-type="date" office:date-value="2020-01-31T00:00:00" table:style-name="ce47">
            <text:p>31/01/2020</text:p>
          </table:table-cell>
          <table:table-cell office:value-type="string" table:style-name="ce1">
            <text:p>DP 43536089-0 :DP:0-43536089 Cancelacion fact #431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 table:style-name="ce1"/>
          <table:table-cell office:value-type="string" table:style-name="ce44">
            <text:p><text:s/>35,564.37</text:p>
          </table:table-cell>
          <table:table-cell office:value-type="float" office:value="0" table:style-name="ce1">
            <text:p>0</text:p>
          </table:table-cell>
          <table:table-cell office:value-type="float" office:value="25776" table:style-name="ce46">
            <text:p>25.776,0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67902" table:style-name="ce1">
            <text:p>167902</text:p>
          </table:table-cell>
          <table:table-cell office:value-type="date" office:date-value="2020-01-31T00:00:00" table:style-name="ce47">
            <text:p>31/01/2020</text:p>
          </table:table-cell>
          <table:table-cell office:value-type="string" table:style-name="ce1">
            <text:p>DP 54438396-0 :DP:0-54438396 Cancelaci fact #431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 table:style-name="ce1"/>
          <table:table-cell office:value-type="string" table:style-name="ce44">
            <text:p><text:s/>35,561.85</text:p>
          </table:table-cell>
          <table:table-cell office:value-type="float" office:value="2.52" table:style-name="ce1">
            <text:p>2,52</text:p>
          </table:table-cell>
          <table:table-cell office:value-type="float" office:value="0" table:style-name="ce1">
            <text:p>0</text:p>
          </table:table-cell>
          <table:table-cell office:value-type="float" office:value="1088" table:style-name="ce1">
            <text:p>10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8002" table:style-name="ce1">
            <text:p>168002</text:p>
          </table:table-cell>
          <table:table-cell office:value-type="date" office:date-value="2020-01-31T00:00:00" table:style-name="ce47">
            <text:p>31/01/2020</text:p>
          </table:table-cell>
          <table:table-cell office:value-type="string" table:style-name="ce1">
            <text:p>ND 0107202001-0 :ND:0-0107202001 Cargo mas iva emi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 table:style-name="ce1"/>
          <table:table-cell office:value-type="string" table:style-name="ce44">
            <text:p><text:s/>34,762.65</text:p>
          </table:table-cell>
          <table:table-cell office:value-type="float" office:value="799.2" table:style-name="ce1">
            <text:p>799,2</text:p>
          </table:table-cell>
          <table:table-cell office:value-type="float" office:value="0" table:style-name="ce1">
            <text:p>0</text:p>
          </table:table-cell>
          <table:table-cell office:value-type="float" office:value="1088" table:style-name="ce1">
            <text:p>10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8102" table:style-name="ce1">
            <text:p>168102</text:p>
          </table:table-cell>
          <table:table-cell office:value-type="date" office:date-value="2020-01-31T00:00:00" table:style-name="ce47">
            <text:p>31/01/2020</text:p>
          </table:table-cell>
          <table:table-cell office:value-type="string" table:style-name="ce1">
            <text:p>ND 3608-0 :ND:0-3608 Pago retencion iva mes Diciem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 table:style-name="ce1"/>
          <table:table-cell office:value-type="string" table:style-name="ce44">
            <text:p><text:s/>34,762.43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1088" table:style-name="ce1">
            <text:p>10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8202" table:style-name="ce1">
            <text:p>168202</text:p>
          </table:table-cell>
          <table:table-cell office:value-type="date" office:date-value="2020-01-31T00:00:00" table:style-name="ce47">
            <text:p>31/01/2020</text:p>
          </table:table-cell>
          <table:table-cell office:value-type="string" table:style-name="ce1">
            <text:p>ND 03608-0 :ND:0-03608 CARGO MAS IVA COBRO SECTOR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 table:style-name="ce1"/>
          <table:table-cell office:value-type="string" table:style-name="ce44">
            <text:p><text:s/>34,147.08</text:p>
          </table:table-cell>
          <table:table-cell office:value-type="float" office:value="615.35" table:style-name="ce1">
            <text:p>615,35</text:p>
          </table:table-cell>
          <table:table-cell office:value-type="float" office:value="0" table:style-name="ce1">
            <text:p>0</text:p>
          </table:table-cell>
          <table:table-cell office:value-type="float" office:value="1088" table:style-name="ce1">
            <text:p>10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8302" table:style-name="ce1">
            <text:p>168302</text:p>
          </table:table-cell>
          <table:table-cell office:value-type="date" office:date-value="2020-01-31T00:00:00" table:style-name="ce47">
            <text:p>31/01/2020</text:p>
          </table:table-cell>
          <table:table-cell office:value-type="string" table:style-name="ce1">
            <text:p>ND 3610-0 :ND:0-3610 Pago retenci fuente mes dic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 table:style-name="ce1"/>
          <table:table-cell office:value-type="string" table:style-name="ce44">
            <text:p><text:s/>34,146.86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1088" table:style-name="ce1">
            <text:p>10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8402" table:style-name="ce1">
            <text:p>168402</text:p>
          </table:table-cell>
          <table:table-cell office:value-type="date" office:date-value="2020-01-31T00:00:00" table:style-name="ce47">
            <text:p>31/01/2020</text:p>
          </table:table-cell>
          <table:table-cell office:value-type="string" table:style-name="ce1">
            <text:p>ND 03610-0 :ND:0-03610 Cargo mas iva cobro sector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 table:style-name="ce1"/>
          <table:table-cell office:value-type="string" table:style-name="ce44">
            <text:p><text:s/>11,321.13</text:p>
          </table:table-cell>
          <table:table-cell office:value-type="float" office:value="22825.73" table:style-name="ce46">
            <text:p>22.825,73</text:p>
          </table:table-cell>
          <table:table-cell office:value-type="float" office:value="0" table:style-name="ce1">
            <text:p>0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402" table:style-name="ce1">
            <text:p>169402</text:p>
          </table:table-cell>
          <table:table-cell office:value-type="date" office:date-value="2020-01-31T00:00:00" table:style-name="ce47">
            <text:p>31/01/2020</text:p>
          </table:table-cell>
          <table:table-cell office:value-type="string" table:style-name="ce1">
            <text:p>ND 175792-0 :ND:0-175792 PAGO FACT#19082837EE COMP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1,209.13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502" table:style-name="ce1">
            <text:p>169502</text:p>
          </table:table-cell>
          <table:table-cell office:value-type="date" office:date-value="2020-01-31T00:00:00" table:style-name="ce47">
            <text:p>31/01/2020</text:p>
          </table:table-cell>
          <table:table-cell office:value-type="string" table:style-name="ce1">
            <text:p>ND 017592-0 :ND:0-017592 TD020-19 SERV.TRANSF ENVI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0,127.84</text:p>
          </table:table-cell>
          <table:table-cell office:value-type="float" office:value="1081.29" table:style-name="ce46">
            <text:p>1.081,29</text:p>
          </table:table-cell>
          <table:table-cell office:value-type="float" office:value="0" table:style-name="ce1">
            <text:p>0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602" table:style-name="ce1">
            <text:p>169602</text:p>
          </table:table-cell>
          <table:table-cell office:value-type="date" office:date-value="2020-01-31T00:00:00" table:style-name="ce47">
            <text:p>31/01/2020</text:p>
          </table:table-cell>
          <table:table-cell office:value-type="string" table:style-name="ce1">
            <text:p>ND 0175792-0 :ND:0-0175792 Impuesto salidas de div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7,877.84</text:p>
          </table:table-cell>
          <table:table-cell office:value-type="float" office:value="2250" table:style-name="ce46">
            <text:p>2.250,00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5402" table:style-name="ce1">
            <text:p>165402</text:p>
          </table:table-cell>
          <table:table-cell office:value-type="date" office:date-value="2020-01-31T00:00:00" table:style-name="ce47">
            <text:p>31/01/2020</text:p>
          </table:table-cell>
          <table:table-cell office:value-type="string" table:style-name="ce1">
            <text:p>CK 94-0 LAPENTTY NEIRA ANA :DB -1070987135: CANCEL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7,723.74</text:p>
          </table:table-cell>
          <table:table-cell office:value-type="float" office:value="154.1" table:style-name="ce1">
            <text:p>154,1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502" table:style-name="ce1">
            <text:p>167502</text:p>
          </table:table-cell>
          <table:table-cell office:value-type="date" office:date-value="2020-02-29T00:00:00" table:style-name="ce47">
            <text:p>29/02/2020</text:p>
          </table:table-cell>
          <table:table-cell office:value-type="string" table:style-name="ce1">
            <text:p>CK 104-0 GAD MUNICIPIO DE Q :DB -1070987135: PAG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7,723.17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0" table:style-name="ce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502" table:style-name="ce1">
            <text:p>171502</text:p>
          </table:table-cell>
          <table:table-cell office:value-type="date" office:date-value="2020-02-29T00:00:00" table:style-name="ce47">
            <text:p>29/02/2020</text:p>
          </table:table-cell>
          <table:table-cell office:value-type="string" table:style-name="ce1">
            <text:p>ND 550638-0 :ND:0-550638 CARGO MAS IVA POR RECAUDA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6,598.17</text:p>
          </table:table-cell>
          <table:table-cell office:value-type="float" office:value="1125" table:style-name="ce46">
            <text:p>1.125,00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602" table:style-name="ce1">
            <text:p>167602</text:p>
          </table:table-cell>
          <table:table-cell office:value-type="date" office:date-value="2020-02-29T00:00:00" table:style-name="ce47">
            <text:p>29/02/2020</text:p>
          </table:table-cell>
          <table:table-cell office:value-type="string" table:style-name="ce1">
            <text:p>CK 105-0 MANUEL <text:s/>NOGALES Y <text:s/>:DB -1070987135: CANCE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3,898.17</text:p>
          </table:table-cell>
          <table:table-cell office:value-type="float" office:value="2700" table:style-name="ce46">
            <text:p>2.700,00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6702" table:style-name="ce1">
            <text:p>166702</text:p>
          </table:table-cell>
          <table:table-cell office:value-type="date" office:date-value="2020-02-29T00:00:00" table:style-name="ce47">
            <text:p>29/02/2020</text:p>
          </table:table-cell>
          <table:table-cell office:value-type="string" table:style-name="ce1">
            <text:p>CK 97-0 LAPENTTY NEIRA ANA :DB -1070987135: CANCEL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,719.15</text:p>
          </table:table-cell>
          <table:table-cell office:value-type="float" office:value="2179.02" table:style-name="ce46">
            <text:p>2.179,02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6802" table:style-name="ce1">
            <text:p>166802</text:p>
          </table:table-cell>
          <table:table-cell office:value-type="date" office:date-value="2020-02-29T00:00:00" table:style-name="ce47">
            <text:p>29/02/2020</text:p>
          </table:table-cell>
          <table:table-cell office:value-type="string" table:style-name="ce1">
            <text:p>CK 98-0 GAD MUNICIPIO DE Q :DB -1070987135: PAGO I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1,040.85</text:p>
          </table:table-cell>
          <table:table-cell office:value-type="float" office:value="2760" table:style-name="ce46">
            <text:p>2.760,00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002" table:style-name="ce1">
            <text:p>167002</text:p>
          </table:table-cell>
          <table:table-cell office:value-type="date" office:date-value="2020-02-29T00:00:00" table:style-name="ce47">
            <text:p>29/02/2020</text:p>
          </table:table-cell>
          <table:table-cell office:value-type="string" table:style-name="ce1">
            <text:p>CK 99-0 LAPENTTY NEIRA ANA :DB -1070987135: CANCEL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2,072.59</text:p>
          </table:table-cell>
          <table:table-cell office:value-type="float" office:value="1031.74" table:style-name="ce46">
            <text:p>1.031,74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102" table:style-name="ce1">
            <text:p>167102</text:p>
          </table:table-cell>
          <table:table-cell office:value-type="date" office:date-value="2020-02-29T00:00:00" table:style-name="ce47">
            <text:p>29/02/2020</text:p>
          </table:table-cell>
          <table:table-cell office:value-type="string" table:style-name="ce1">
            <text:p>CK 100-0 ROCALVI S.A. :DB -1070987135: CANCELACION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2,272.59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202" table:style-name="ce1">
            <text:p>167202</text:p>
          </table:table-cell>
          <table:table-cell office:value-type="date" office:date-value="2020-02-29T00:00:00" table:style-name="ce47">
            <text:p>29/02/2020</text:p>
          </table:table-cell>
          <table:table-cell office:value-type="string" table:style-name="ce1">
            <text:p>CK 101-0 METROMODAL S.A. :DB -1070987135: CANCELAC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3,146.08</text:p>
          </table:table-cell>
          <table:table-cell office:value-type="float" office:value="873.49" table:style-name="ce1">
            <text:p>873,49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302" table:style-name="ce1">
            <text:p>167302</text:p>
          </table:table-cell>
          <table:table-cell office:value-type="date" office:date-value="2020-02-29T00:00:00" table:style-name="ce47">
            <text:p>29/02/2020</text:p>
          </table:table-cell>
          <table:table-cell office:value-type="string" table:style-name="ce1">
            <text:p>CK 103-0 COMEXPORT S.A. :DB -1070987135: CANCELACI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6,853.92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46">
            <text:p>10.000,0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0402" table:style-name="ce1">
            <text:p>170402</text:p>
          </table:table-cell>
          <table:table-cell office:value-type="date" office:date-value="2020-02-29T00:00:00" table:style-name="ce47">
            <text:p>29/02/2020</text:p>
          </table:table-cell>
          <table:table-cell office:value-type="string" table:style-name="ce1">
            <text:p>DP 43536055-0 :DP:0-43536055 Abono a factura #4313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21,853.92</text:p>
          </table:table-cell>
          <table:table-cell office:value-type="float" office:value="0" table:style-name="ce1">
            <text:p>0</text:p>
          </table:table-cell>
          <table:table-cell office:value-type="float" office:value="15000" table:style-name="ce46">
            <text:p>15.000,0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0502" table:style-name="ce1">
            <text:p>170502</text:p>
          </table:table-cell>
          <table:table-cell office:value-type="date" office:date-value="2020-02-29T00:00:00" table:style-name="ce47">
            <text:p>29/02/2020</text:p>
          </table:table-cell>
          <table:table-cell office:value-type="string" table:style-name="ce1">
            <text:p>DP 43536047-0 :DP:0-43536047 ABONO A FACTURA # 431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5,001.42</text:p>
          </table:table-cell>
          <table:table-cell office:value-type="float" office:value="6852.5" table:style-name="ce46">
            <text:p>6.852,50</text:p>
          </table:table-cell>
          <table:table-cell office:value-type="float" office:value="0" table:style-name="ce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602" table:style-name="ce1">
            <text:p>170602</text:p>
          </table:table-cell>
          <table:table-cell office:value-type="date" office:date-value="2020-02-29T00:00:00" table:style-name="ce47">
            <text:p>29/02/2020</text:p>
          </table:table-cell>
          <table:table-cell office:value-type="string" table:style-name="ce1">
            <text:p>ND 174006-0 :ND:0-174006 Pago 10% anticipo Everexc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4,906.02</text:p>
          </table:table-cell>
          <table:table-cell office:value-type="float" office:value="95.4" table:style-name="ce1">
            <text:p>95,4</text:p>
          </table:table-cell>
          <table:table-cell office:value-type="float" office:value="0" table:style-name="ce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702" table:style-name="ce1">
            <text:p>170702</text:p>
          </table:table-cell>
          <table:table-cell office:value-type="date" office:date-value="2020-02-29T00:00:00" table:style-name="ce47">
            <text:p>29/02/2020</text:p>
          </table:table-cell>
          <table:table-cell office:value-type="string" table:style-name="ce1">
            <text:p>ND 0174006-0 :ND:0-0174006 Cargo mas iva por serv.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4,623.39</text:p>
          </table:table-cell>
          <table:table-cell office:value-type="float" office:value="282.63" table:style-name="ce1">
            <text:p>282,63</text:p>
          </table:table-cell>
          <table:table-cell office:value-type="float" office:value="0" table:style-name="ce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802" table:style-name="ce1">
            <text:p>170802</text:p>
          </table:table-cell>
          <table:table-cell office:value-type="date" office:date-value="2020-02-29T00:00:00" table:style-name="ce47">
            <text:p>29/02/2020</text:p>
          </table:table-cell>
          <table:table-cell office:value-type="string" table:style-name="ce1">
            <text:p>ND 00174006-0 :ND:0-00174006 IMPUESTO A LA SALIDA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4,603.39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902" table:style-name="ce1">
            <text:p>170902</text:p>
          </table:table-cell>
          <table:table-cell office:value-type="date" office:date-value="2020-02-29T00:00:00" table:style-name="ce47">
            <text:p>29/02/2020</text:p>
          </table:table-cell>
          <table:table-cell office:value-type="string" table:style-name="ce1">
            <text:p>ND 00017406-0 :ND:0-00017406 GASTO EXTERIOR TRANSF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3,864.69</text:p>
          </table:table-cell>
          <table:table-cell office:value-type="float" office:value="738.7" table:style-name="ce1">
            <text:p>738,7</text:p>
          </table:table-cell>
          <table:table-cell office:value-type="float" office:value="0" table:style-name="ce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002" table:style-name="ce1">
            <text:p>171002</text:p>
          </table:table-cell>
          <table:table-cell office:value-type="date" office:date-value="2020-02-29T00:00:00" table:style-name="ce47">
            <text:p>29/02/2020</text:p>
          </table:table-cell>
          <table:table-cell office:value-type="string" table:style-name="ce1">
            <text:p>ND 3110-0 :ND:0-3110 PAGO RETENCION IVA MES ENER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3,281.24</text:p>
          </table:table-cell>
          <table:table-cell office:value-type="float" office:value="583.45000000000005" table:style-name="ce1">
            <text:p>583,45</text:p>
          </table:table-cell>
          <table:table-cell office:value-type="float" office:value="0" table:style-name="ce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102" table:style-name="ce1">
            <text:p>171102</text:p>
          </table:table-cell>
          <table:table-cell office:value-type="date" office:date-value="2020-02-29T00:00:00" table:style-name="ce47">
            <text:p>29/02/2020</text:p>
          </table:table-cell>
          <table:table-cell office:value-type="string" table:style-name="ce1">
            <text:p>ND 3115-0 :ND:0-3115 PAGO RETENCION FTE MES ENER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3,281.02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202" table:style-name="ce1">
            <text:p>171202</text:p>
          </table:table-cell>
          <table:table-cell office:value-type="date" office:date-value="2020-02-29T00:00:00" table:style-name="ce47">
            <text:p>29/02/2020</text:p>
          </table:table-cell>
          <table:table-cell office:value-type="string" table:style-name="ce1">
            <text:p>ND 03110-0 :ND:0-03110 CARGO MAS IVA COBRO SECTOR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3,280.80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302" table:style-name="ce1">
            <text:p>171302</text:p>
          </table:table-cell>
          <table:table-cell office:value-type="date" office:date-value="2020-02-29T00:00:00" table:style-name="ce47">
            <text:p>29/02/2020</text:p>
          </table:table-cell>
          <table:table-cell office:value-type="string" table:style-name="ce1">
            <text:p>ND 03115-0 :ND:0-03115 CARGO MAS IVA COBRO SECTOR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143.88</text:p>
          </table:table-cell>
          <table:table-cell office:value-type="float" office:value="13424.68" table:style-name="ce46">
            <text:p>13.424,68</text:p>
          </table:table-cell>
          <table:table-cell office:value-type="float" office:value="0" table:style-name="ce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402" table:style-name="ce1">
            <text:p>171402</text:p>
          </table:table-cell>
          <table:table-cell office:value-type="date" office:date-value="2020-02-29T00:00:00" table:style-name="ce47">
            <text:p>29/02/2020</text:p>
          </table:table-cell>
          <table:table-cell office:value-type="string" table:style-name="ce1">
            <text:p>ND 5506380000-0 :ND:0-5506380000 Pago Liquidacion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1,382.00</text:p>
          </table:table-cell>
          <table:table-cell office:value-type="float" office:value="1238.1199999999999" table:style-name="ce46">
            <text:p>1.238,12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702" table:style-name="ce1">
            <text:p>167702</text:p>
          </table:table-cell>
          <table:table-cell office:value-type="date" office:date-value="2020-02-29T00:00:00" table:style-name="ce47">
            <text:p>29/02/2020</text:p>
          </table:table-cell>
          <table:table-cell office:value-type="string" table:style-name="ce1">
            <text:p>CK 106-0 CONSOLIDADORA CALD :DB -1070987135: CANCE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1,500.25</text:p>
          </table:table-cell>
          <table:table-cell office:value-type="float" office:value="118.25" table:style-name="ce1">
            <text:p>118,25</text:p>
          </table:table-cell>
          <table:table-cell office:value-type="float" office:value="0" table:style-name="ce1">
            <text:p>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502" table:style-name="ce1">
            <text:p>168502</text:p>
          </table:table-cell>
          <table:table-cell office:value-type="date" office:date-value="2020-03-31T00:00:00" table:style-name="ce47">
            <text:p>31/03/2020</text:p>
          </table:table-cell>
          <table:table-cell office:value-type="string" table:style-name="ce1">
            <text:p>CK 108-0 COMEXPORT S.A. :DB -1070987135: CANCELACI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1,500.45</text:p>
          </table:table-cell>
          <table:table-cell office:value-type="float" office:value="0.2" table:style-name="ce1">
            <text:p>0,2</text:p>
          </table:table-cell>
          <table:table-cell office:value-type="float" office:value="0" table:style-name="ce1">
            <text:p>0</text:p>
          </table:table-cell>
          <table:table-cell office:value-type="float" office:value="1098" table:style-name="ce1">
            <text:p>10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702" table:style-name="ce1">
            <text:p>173702</text:p>
          </table:table-cell>
          <table:table-cell office:value-type="date" office:date-value="2020-03-31T00:00:00" table:style-name="ce47">
            <text:p>31/03/2020</text:p>
          </table:table-cell>
          <table:table-cell office:value-type="string" table:style-name="ce1">
            <text:p>ND 1759340-0 :ND:0-1759340 Alcance a N/D transacci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1,566.70</text:p>
          </table:table-cell>
          <table:table-cell office:value-type="float" office:value="66.25" table:style-name="ce1">
            <text:p>66,25</text:p>
          </table:table-cell>
          <table:table-cell office:value-type="float" office:value="0" table:style-name="ce1">
            <text:p>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702" table:style-name="ce1">
            <text:p>168702</text:p>
          </table:table-cell>
          <table:table-cell office:value-type="date" office:date-value="2020-03-31T00:00:00" table:style-name="ce47">
            <text:p>31/03/2020</text:p>
          </table:table-cell>
          <table:table-cell office:value-type="string" table:style-name="ce1">
            <text:p>CK 109-0 ZURICH SEGUROS ECU :DB -1070987135: CANCE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1,366.7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202" table:style-name="ce1">
            <text:p>167202</text:p>
          </table:table-cell>
          <table:table-cell office:value-type="date" office:date-value="2020-03-31T00:00:00" table:style-name="ce47">
            <text:p>31/03/2020</text:p>
          </table:table-cell>
          <table:table-cell office:value-type="string" table:style-name="ce1">
            <text:p>CK 101-0 METROMODAL S.A. :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0,999.30</text:p>
          </table:table-cell>
          <table:table-cell office:value-type="float" office:value="0" table:style-name="ce1">
            <text:p>0</text:p>
          </table:table-cell>
          <table:table-cell office:value-type="float" office:value="12366" table:style-name="ce46">
            <text:p>12.366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1602" table:style-name="ce1">
            <text:p>171602</text:p>
          </table:table-cell>
          <table:table-cell office:value-type="date" office:date-value="2020-03-31T00:00:00" table:style-name="ce47">
            <text:p>31/03/2020</text:p>
          </table:table-cell>
          <table:table-cell office:value-type="string" table:style-name="ce1">
            <text:p>DP 39770341-0 :DP:0-39770341 ANTICIPO DEL 20% POR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37,551.30</text:p>
          </table:table-cell>
          <table:table-cell office:value-type="float" office:value="0" table:style-name="ce1">
            <text:p>0</text:p>
          </table:table-cell>
          <table:table-cell office:value-type="float" office:value="26552" table:style-name="ce46">
            <text:p>26.552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1702" table:style-name="ce1">
            <text:p>171702</text:p>
          </table:table-cell>
          <table:table-cell office:value-type="date" office:date-value="2020-03-31T00:00:00" table:style-name="ce47">
            <text:p>31/03/2020</text:p>
          </table:table-cell>
          <table:table-cell office:value-type="string" table:style-name="ce1">
            <text:p>DP 43536058-0 :DP:0-43536058 Pago factura #4313 Te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20,842.69</text:p>
          </table:table-cell>
          <table:table-cell office:value-type="float" office:value="16708.61" table:style-name="ce46">
            <text:p>16.708,61</text:p>
          </table:table-cell>
          <table:table-cell office:value-type="float" office:value="0" table:style-name="ce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802" table:style-name="ce1">
            <text:p>171802</text:p>
          </table:table-cell>
          <table:table-cell office:value-type="date" office:date-value="2020-03-31T00:00:00" table:style-name="ce47">
            <text:p>31/03/2020</text:p>
          </table:table-cell>
          <table:table-cell office:value-type="string" table:style-name="ce1">
            <text:p>ND 131145-0 :ND:0-131145 Pago liquidacion senae #4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20,842.12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0" table:style-name="ce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902" table:style-name="ce1">
            <text:p>171902</text:p>
          </table:table-cell>
          <table:table-cell office:value-type="date" office:date-value="2020-03-31T00:00:00" table:style-name="ce47">
            <text:p>31/03/2020</text:p>
          </table:table-cell>
          <table:table-cell office:value-type="string" table:style-name="ce1">
            <text:p>ND 1311450-0 :ND:0-1311450 cargo mas iva recaudaci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5,378.74</text:p>
          </table:table-cell>
          <table:table-cell office:value-type="float" office:value="5463.38" table:style-name="ce46">
            <text:p>5.463,38</text:p>
          </table:table-cell>
          <table:table-cell office:value-type="float" office:value="0" table:style-name="ce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002" table:style-name="ce1">
            <text:p>172002</text:p>
          </table:table-cell>
          <table:table-cell office:value-type="date" office:date-value="2020-03-31T00:00:00" table:style-name="ce47">
            <text:p>31/03/2020</text:p>
          </table:table-cell>
          <table:table-cell office:value-type="string" table:style-name="ce1">
            <text:p>ND 174555-0 :ND:0-174555 2do Anticipo EverExceed T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5,283.34</text:p>
          </table:table-cell>
          <table:table-cell office:value-type="float" office:value="95.4" table:style-name="ce1">
            <text:p>95,4</text:p>
          </table:table-cell>
          <table:table-cell office:value-type="float" office:value="0" table:style-name="ce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102" table:style-name="ce1">
            <text:p>172102</text:p>
          </table:table-cell>
          <table:table-cell office:value-type="date" office:date-value="2020-03-31T00:00:00" table:style-name="ce47">
            <text:p>31/03/2020</text:p>
          </table:table-cell>
          <table:table-cell office:value-type="string" table:style-name="ce1">
            <text:p>ND 0174555-0 :ND:0-0174555 Cargo mas iva por servi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5,070.17</text:p>
          </table:table-cell>
          <table:table-cell office:value-type="float" office:value="213.17" table:style-name="ce1">
            <text:p>213,17</text:p>
          </table:table-cell>
          <table:table-cell office:value-type="float" office:value="0" table:style-name="ce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202" table:style-name="ce1">
            <text:p>172202</text:p>
          </table:table-cell>
          <table:table-cell office:value-type="date" office:date-value="2020-03-31T00:00:00" table:style-name="ce47">
            <text:p>31/03/2020</text:p>
          </table:table-cell>
          <table:table-cell office:value-type="string" table:style-name="ce1">
            <text:p>ND 00174555-0 :ND:0-00174555 Impuesto salida de di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5,050.17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302" table:style-name="ce1">
            <text:p>172302</text:p>
          </table:table-cell>
          <table:table-cell office:value-type="date" office:date-value="2020-03-31T00:00:00" table:style-name="ce47">
            <text:p>31/03/2020</text:p>
          </table:table-cell>
          <table:table-cell office:value-type="string" table:style-name="ce1">
            <text:p>ND 000174555-0 :ND:0-000174555 Gatos exterior tran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4,180.17</text:p>
          </table:table-cell>
          <table:table-cell office:value-type="float" office:value="870" table:style-name="ce1">
            <text:p>870</text:p>
          </table:table-cell>
          <table:table-cell office:value-type="float" office:value="0" table:style-name="ce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402" table:style-name="ce1">
            <text:p>172402</text:p>
          </table:table-cell>
          <table:table-cell office:value-type="date" office:date-value="2020-03-31T00:00:00" table:style-name="ce47">
            <text:p>31/03/2020</text:p>
          </table:table-cell>
          <table:table-cell office:value-type="string" table:style-name="ce1">
            <text:p>ND 4628-0 :ND:0-4628 Pago retencion Ivas mes Febre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4,179.95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502" table:style-name="ce1">
            <text:p>172502</text:p>
          </table:table-cell>
          <table:table-cell office:value-type="date" office:date-value="2020-03-31T00:00:00" table:style-name="ce47">
            <text:p>31/03/2020</text:p>
          </table:table-cell>
          <table:table-cell office:value-type="string" table:style-name="ce1">
            <text:p>ND 04628-0 :ND:0-04628 Cargo mas iva cobro sector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3,488.67</text:p>
          </table:table-cell>
          <table:table-cell office:value-type="float" office:value="691.28" table:style-name="ce1">
            <text:p>691,28</text:p>
          </table:table-cell>
          <table:table-cell office:value-type="float" office:value="0" table:style-name="ce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602" table:style-name="ce1">
            <text:p>172602</text:p>
          </table:table-cell>
          <table:table-cell office:value-type="date" office:date-value="2020-03-31T00:00:00" table:style-name="ce47">
            <text:p>31/03/2020</text:p>
          </table:table-cell>
          <table:table-cell office:value-type="string" table:style-name="ce1">
            <text:p>ND 4634-0 :ND:0-4634 Pago retencion en la fuente m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3,488.45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702" table:style-name="ce1">
            <text:p>172702</text:p>
          </table:table-cell>
          <table:table-cell office:value-type="date" office:date-value="2020-03-31T00:00:00" table:style-name="ce47">
            <text:p>31/03/2020</text:p>
          </table:table-cell>
          <table:table-cell office:value-type="string" table:style-name="ce1">
            <text:p>ND 04634-0 :ND:0-04634 Cargo mas iva cobro sector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6,636.15</text:p>
          </table:table-cell>
          <table:table-cell office:value-type="float" office:value="6852.3" table:style-name="ce46">
            <text:p>6.852,30</text:p>
          </table:table-cell>
          <table:table-cell office:value-type="float" office:value="0" table:style-name="ce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002" table:style-name="ce1">
            <text:p>173002</text:p>
          </table:table-cell>
          <table:table-cell office:value-type="date" office:date-value="2020-03-31T00:00:00" table:style-name="ce47">
            <text:p>31/03/2020</text:p>
          </table:table-cell>
          <table:table-cell office:value-type="string" table:style-name="ce1">
            <text:p>ND 175934-0 :ND:0-175934 2do anticipo EverExceed 1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6,540.75</text:p>
          </table:table-cell>
          <table:table-cell office:value-type="float" office:value="95.4" table:style-name="ce1">
            <text:p>95,4</text:p>
          </table:table-cell>
          <table:table-cell office:value-type="float" office:value="0" table:style-name="ce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102" table:style-name="ce1">
            <text:p>173102</text:p>
          </table:table-cell>
          <table:table-cell office:value-type="date" office:date-value="2020-03-31T00:00:00" table:style-name="ce47">
            <text:p>31/03/2020</text:p>
          </table:table-cell>
          <table:table-cell office:value-type="string" table:style-name="ce1">
            <text:p>ND 0175934-0 :ND:0-0175934 Cargo mas iva por serv.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6,258.12</text:p>
          </table:table-cell>
          <table:table-cell office:value-type="float" office:value="282.63" table:style-name="ce1">
            <text:p>282,63</text:p>
          </table:table-cell>
          <table:table-cell office:value-type="float" office:value="0" table:style-name="ce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202" table:style-name="ce1">
            <text:p>173202</text:p>
          </table:table-cell>
          <table:table-cell office:value-type="date" office:date-value="2020-03-31T00:00:00" table:style-name="ce47">
            <text:p>31/03/2020</text:p>
          </table:table-cell>
          <table:table-cell office:value-type="string" table:style-name="ce1">
            <text:p>ND 00175934-0 :ND:0-00175934 Impuesto salida de di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6,238.12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302" table:style-name="ce1">
            <text:p>173302</text:p>
          </table:table-cell>
          <table:table-cell office:value-type="date" office:date-value="2020-03-31T00:00:00" table:style-name="ce47">
            <text:p>31/03/2020</text:p>
          </table:table-cell>
          <table:table-cell office:value-type="string" table:style-name="ce1">
            <text:p>ND 000175934-0 :ND:0-000175934 Gasto exterior tran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778.12</text:p>
          </table:table-cell>
          <table:table-cell office:value-type="float" office:value="5460" table:style-name="ce46">
            <text:p>5.460,00</text:p>
          </table:table-cell>
          <table:table-cell office:value-type="float" office:value="0" table:style-name="ce1">
            <text:p>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602" table:style-name="ce1">
            <text:p>168602</text:p>
          </table:table-cell>
          <table:table-cell office:value-type="date" office:date-value="2020-03-31T00:00:00" table:style-name="ce47">
            <text:p>31/03/2020</text:p>
          </table:table-cell>
          <table:table-cell office:value-type="string" table:style-name="ce1">
            <text:p>CK 107-0 LAPENTTY NEIRA ANA :DB -1070987135: CANCE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228.12</text:p>
          </table:table-cell>
          <table:table-cell office:value-type="float" office:value="550" table:style-name="ce1">
            <text:p>550</text:p>
          </table:table-cell>
          <table:table-cell office:value-type="float" office:value="0" table:style-name="ce1">
            <text:p>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002" table:style-name="ce1">
            <text:p>1690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CK 112-0 ROCALVI S.A. :DB -1070987135: cancelacion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51,780.12</text:p>
          </table:table-cell>
          <table:table-cell office:value-type="float" office:value="0" table:style-name="ce1">
            <text:p>0</text:p>
          </table:table-cell>
          <table:table-cell office:value-type="float" office:value="51552" table:style-name="ce46">
            <text:p>51.552,0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402" table:style-name="ce1">
            <text:p>1754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NC 15298402-0 :NC:0-15298402 ABONO FACTURA #4314 C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51,522.49</text:p>
          </table:table-cell>
          <table:table-cell office:value-type="float" office:value="257.63" table:style-name="ce1">
            <text:p>257,63</text:p>
          </table:table-cell>
          <table:table-cell office:value-type="float" office:value="0" table:style-name="ce1">
            <text:p>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202" table:style-name="ce1">
            <text:p>1692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CK 115-0 ZURICH SEGUROS ECU :DB -1070987135: cance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51,326.49</text:p>
          </table:table-cell>
          <table:table-cell office:value-type="float" office:value="196" table:style-name="ce1">
            <text:p>196</text:p>
          </table:table-cell>
          <table:table-cell office:value-type="float" office:value="0" table:style-name="ce1">
            <text:p>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302" table:style-name="ce1">
            <text:p>1693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CK 114-0 METROMODAL S.A. :DB -1070987135: cancelac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49,076.49</text:p>
          </table:table-cell>
          <table:table-cell office:value-type="float" office:value="2250" table:style-name="ce46">
            <text:p>2.250,00</text:p>
          </table:table-cell>
          <table:table-cell office:value-type="float" office:value="0" table:style-name="ce1">
            <text:p>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802" table:style-name="ce1">
            <text:p>1698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TR 3-0 LAPENTTY NEIRA ANA :DB -1070987135: Cancela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46,729.76</text:p>
          </table:table-cell>
          <table:table-cell office:value-type="float" office:value="2346.73" table:style-name="ce46">
            <text:p>2.346,73</text:p>
          </table:table-cell>
          <table:table-cell office:value-type="float" office:value="0" table:style-name="ce1">
            <text:p>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002" table:style-name="ce1">
            <text:p>1700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TR 4-0 LAPENTTY NEIRA ANA :DB -1070987135: Cancela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43,792.76</text:p>
          </table:table-cell>
          <table:table-cell office:value-type="float" office:value="2937" table:style-name="ce46">
            <text:p>2.937,00</text:p>
          </table:table-cell>
          <table:table-cell office:value-type="float" office:value="0" table:style-name="ce1">
            <text:p>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802" table:style-name="ce1">
            <text:p>1688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CK 111-0 CONSOLIDADORA CALD :DB -1070987135: CANCE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42,667.76</text:p>
          </table:table-cell>
          <table:table-cell office:value-type="float" office:value="1125" table:style-name="ce46">
            <text:p>1.125,00</text:p>
          </table:table-cell>
          <table:table-cell office:value-type="float" office:value="0" table:style-name="ce1">
            <text:p>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902" table:style-name="ce1">
            <text:p>1689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CK 110-0 MANUEL <text:s/>NOGALES Y <text:s/>:DB -1070987135: CANCE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42,667.54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802" table:style-name="ce1">
            <text:p>1738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ND 15298402-0 :ND:0-15298402 CARGO MAS IVA TRANSFE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5,257.54</text:p>
          </table:table-cell>
          <table:table-cell office:value-type="float" office:value="27410" table:style-name="ce46">
            <text:p>27.410,00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902" table:style-name="ce1">
            <text:p>1739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ND 176136-0 :ND:0-176136 3ER ANTICIPO EVEREXCEED T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5,145.54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002" table:style-name="ce1">
            <text:p>1740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ND 0176136-0 :ND:0-0176136 CARGO MAS IVA TRANSFERE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3,835.04</text:p>
          </table:table-cell>
          <table:table-cell office:value-type="float" office:value="1310.5" table:style-name="ce46">
            <text:p>1.310,50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102" table:style-name="ce1">
            <text:p>1741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ND 00176136-0 :ND:0-00176136 IMPUESTO SALIDA DIVIS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3,815.04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202" table:style-name="ce1">
            <text:p>1742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ND 000176136-0 :ND:0-000176136 GASTO EXTERIOR TRAN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3,812.89</text:p>
          </table:table-cell>
          <table:table-cell office:value-type="float" office:value="2.15" table:style-name="ce1">
            <text:p>2,15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302" table:style-name="ce1">
            <text:p>1743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ND 898352-0 :ND:0-898352 CARGO MAS IVA TRANSFERENC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3,092.89</text:p>
          </table:table-cell>
          <table:table-cell office:value-type="float" office:value="720" table:style-name="ce1">
            <text:p>720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402" table:style-name="ce1">
            <text:p>1744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ND 03122-0 :ND:0-03122 PAGO RTE IVA MES MARZO 2020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3,092.67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502" table:style-name="ce1">
            <text:p>1745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ND 003122-0 :ND:0-003122 CARGO MAS IVA SECTOR PUBL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2,529.50</text:p>
          </table:table-cell>
          <table:table-cell office:value-type="float" office:value="563.16999999999996" table:style-name="ce1">
            <text:p>563,17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602" table:style-name="ce1">
            <text:p>1746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ND 3124-0 :ND:0-3124 PAGO RTE FUENTE MES MARZO 202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2,529.28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702" table:style-name="ce1">
            <text:p>1747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ND 03124-0 :ND:0-03124 CARGO MAS IVA COBRO SECTOR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1,175.72</text:p>
          </table:table-cell>
          <table:table-cell office:value-type="float" office:value="13705" table:style-name="ce46">
            <text:p>13.705,00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802" table:style-name="ce1">
            <text:p>1748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ND 176191-0 :ND:0-176191 4TO ABONO EVEREXCEED TD02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1,287.7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902" table:style-name="ce1">
            <text:p>1749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ND 0176191-0 :ND:0-0176191 CARGO MAS IVA SERV. TRA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1,912.97</text:p>
          </table:table-cell>
          <table:table-cell office:value-type="float" office:value="625.25" table:style-name="ce1">
            <text:p>625,25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002" table:style-name="ce1">
            <text:p>1750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ND 00176191-0 :ND:0-00176191 IMPUESTO SALIDA DIVID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1,932.97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102" table:style-name="ce1">
            <text:p>1751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ND 000176191-0 :ND:0-000176191 GASTO EXT. TRANSF.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1,935.12</text:p>
          </table:table-cell>
          <table:table-cell office:value-type="float" office:value="2.15" table:style-name="ce1">
            <text:p>2,15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202" table:style-name="ce1">
            <text:p>1752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ND 868510-0 :ND:0-868510 CARGO MAS IVA TRANSF. INT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8,064.88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46">
            <text:p>10.000,0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302" table:style-name="ce1">
            <text:p>1753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NC 830330-0 :NC:0-830330 Abono Factura #4315 clien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7,828.38</text:p>
          </table:table-cell>
          <table:table-cell office:value-type="float" office:value="236.5" table:style-name="ce1">
            <text:p>236,5</text:p>
          </table:table-cell>
          <table:table-cell office:value-type="float" office:value="0" table:style-name="ce1">
            <text:p>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102" table:style-name="ce1">
            <text:p>169102</text:p>
          </table:table-cell>
          <table:table-cell office:value-type="date" office:date-value="2020-04-30T00:00:00" table:style-name="ce47">
            <text:p>30/04/2020</text:p>
          </table:table-cell>
          <table:table-cell office:value-type="string" table:style-name="ce1">
            <text:p>CK 113-0 COMEXPORT S.A. :DB -1070987135: cancelaci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3,230.46</text:p>
          </table:table-cell>
          <table:table-cell office:value-type="float" office:value="4597.92" table:style-name="ce46">
            <text:p>4.597,92</text:p>
          </table:table-cell>
          <table:table-cell office:value-type="float" office:value="0" table:style-name="ce1">
            <text:p>0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102" table:style-name="ce1">
            <text:p>170102</text:p>
          </table:table-cell>
          <table:table-cell office:value-type="date" office:date-value="2020-05-31T00:00:00" table:style-name="ce47">
            <text:p>31/05/2020</text:p>
          </table:table-cell>
          <table:table-cell office:value-type="string" table:style-name="ce1">
            <text:p>CK 116-0 LAPENTTY NEIRA ANA :DB -1070987135: Cance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2,587.99</text:p>
          </table:table-cell>
          <table:table-cell office:value-type="float" office:value="642.47" table:style-name="ce1">
            <text:p>642,47</text:p>
          </table:table-cell>
          <table:table-cell office:value-type="float" office:value="0" table:style-name="ce1">
            <text:p>0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202" table:style-name="ce1">
            <text:p>170202</text:p>
          </table:table-cell>
          <table:table-cell office:value-type="date" office:date-value="2020-05-31T00:00:00" table:style-name="ce47">
            <text:p>31/05/2020</text:p>
          </table:table-cell>
          <table:table-cell office:value-type="string" table:style-name="ce1">
            <text:p>CK 117-0 M.I. MUNICIPALIDAD :DB -1070987135: Pag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8,087.99</text:p>
          </table:table-cell>
          <table:table-cell office:value-type="float" office:value="0" table:style-name="ce1">
            <text:p>0</text:p>
          </table:table-cell>
          <table:table-cell office:value-type="float" office:value="15500" table:style-name="ce46">
            <text:p>15.500,0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5502" table:style-name="ce1">
            <text:p>175502</text:p>
          </table:table-cell>
          <table:table-cell office:value-type="date" office:date-value="2020-05-31T00:00:00" table:style-name="ce47">
            <text:p>31/05/2020</text:p>
          </table:table-cell>
          <table:table-cell office:value-type="string" table:style-name="ce1">
            <text:p>DP 51912157-0 :DP:0-51912157 ABONO A FACTURA <text:s/>#431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8,086.58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602" table:style-name="ce1">
            <text:p>175602</text:p>
          </table:table-cell>
          <table:table-cell office:value-type="date" office:date-value="2020-05-31T00:00:00" table:style-name="ce47">
            <text:p>31/05/2020</text:p>
          </table:table-cell>
          <table:table-cell office:value-type="string" table:style-name="ce1">
            <text:p>ND 2861-0 :ND:0-2861 COBRO SECTOR PUBLICO SRI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8,086.36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702" table:style-name="ce1">
            <text:p>175702</text:p>
          </table:table-cell>
          <table:table-cell office:value-type="date" office:date-value="2020-05-31T00:00:00" table:style-name="ce47">
            <text:p>31/05/2020</text:p>
          </table:table-cell>
          <table:table-cell office:value-type="string" table:style-name="ce1">
            <text:p>ND 28610-0 :ND:0-28610 CARGO MAS IVA COBRO SECTOR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7,330.27</text:p>
          </table:table-cell>
          <table:table-cell office:value-type="float" office:value="756.09" table:style-name="ce1">
            <text:p>756,09</text:p>
          </table:table-cell>
          <table:table-cell office:value-type="float" office:value="0" table:style-name="ce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802" table:style-name="ce1">
            <text:p>175802</text:p>
          </table:table-cell>
          <table:table-cell office:value-type="date" office:date-value="2020-05-31T00:00:00" table:style-name="ce47">
            <text:p>31/05/2020</text:p>
          </table:table-cell>
          <table:table-cell office:value-type="string" table:style-name="ce1">
            <text:p>ND 2887-0 :ND:0-2887 PAGO RTE IVA MES ABRIL 2020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7,330.05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902" table:style-name="ce1">
            <text:p>175902</text:p>
          </table:table-cell>
          <table:table-cell office:value-type="date" office:date-value="2020-05-31T00:00:00" table:style-name="ce47">
            <text:p>31/05/2020</text:p>
          </table:table-cell>
          <table:table-cell office:value-type="string" table:style-name="ce1">
            <text:p>ND 28870-0 :ND:0-28870 CARGO MAS IVA COBRO SECTOR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6,750.53</text:p>
          </table:table-cell>
          <table:table-cell office:value-type="float" office:value="579.52" table:style-name="ce1">
            <text:p>579,52</text:p>
          </table:table-cell>
          <table:table-cell office:value-type="float" office:value="0" table:style-name="ce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002" table:style-name="ce1">
            <text:p>176002</text:p>
          </table:table-cell>
          <table:table-cell office:value-type="date" office:date-value="2020-05-31T00:00:00" table:style-name="ce47">
            <text:p>31/05/2020</text:p>
          </table:table-cell>
          <table:table-cell office:value-type="string" table:style-name="ce1">
            <text:p>ND 2888-0 :ND:0-2888 PAGO RTE FUENTE MES ABRIL 202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6,750.31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102" table:style-name="ce1">
            <text:p>176102</text:p>
          </table:table-cell>
          <table:table-cell office:value-type="date" office:date-value="2020-05-31T00:00:00" table:style-name="ce47">
            <text:p>31/05/2020</text:p>
          </table:table-cell>
          <table:table-cell office:value-type="string" table:style-name="ce1">
            <text:p>ND 28880-0 :ND:0-28880 CARGO MAS IVA COBRO SECTOR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1,286.93</text:p>
          </table:table-cell>
          <table:table-cell office:value-type="float" office:value="5463.38" table:style-name="ce46">
            <text:p>5.463,38</text:p>
          </table:table-cell>
          <table:table-cell office:value-type="float" office:value="0" table:style-name="ce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202" table:style-name="ce1">
            <text:p>176202</text:p>
          </table:table-cell>
          <table:table-cell office:value-type="date" office:date-value="2020-05-31T00:00:00" table:style-name="ce47">
            <text:p>31/05/2020</text:p>
          </table:table-cell>
          <table:table-cell office:value-type="string" table:style-name="ce1">
            <text:p>ND 176608-0 :ND:0-176608 2DO ANTICIPO EVEREXCEED T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1,191.53</text:p>
          </table:table-cell>
          <table:table-cell office:value-type="float" office:value="95.4" table:style-name="ce1">
            <text:p>95,4</text:p>
          </table:table-cell>
          <table:table-cell office:value-type="float" office:value="0" table:style-name="ce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302" table:style-name="ce1">
            <text:p>176302</text:p>
          </table:table-cell>
          <table:table-cell office:value-type="date" office:date-value="2020-05-31T00:00:00" table:style-name="ce47">
            <text:p>31/05/2020</text:p>
          </table:table-cell>
          <table:table-cell office:value-type="string" table:style-name="ce1">
            <text:p>ND 1766080-0 :ND:0-1766080 CARGO MAS IVA TRANSF. E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0,978.36</text:p>
          </table:table-cell>
          <table:table-cell office:value-type="float" office:value="213.17" table:style-name="ce1">
            <text:p>213,17</text:p>
          </table:table-cell>
          <table:table-cell office:value-type="float" office:value="0" table:style-name="ce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402" table:style-name="ce1">
            <text:p>176402</text:p>
          </table:table-cell>
          <table:table-cell office:value-type="date" office:date-value="2020-05-31T00:00:00" table:style-name="ce47">
            <text:p>31/05/2020</text:p>
          </table:table-cell>
          <table:table-cell office:value-type="string" table:style-name="ce1">
            <text:p>ND 17660800-0 :ND:0-17660800 IMPUESTO SALIDA DE DI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0,958.36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502" table:style-name="ce1">
            <text:p>176502</text:p>
          </table:table-cell>
          <table:table-cell office:value-type="date" office:date-value="2020-05-31T00:00:00" table:style-name="ce47">
            <text:p>31/05/2020</text:p>
          </table:table-cell>
          <table:table-cell office:value-type="string" table:style-name="ce1">
            <text:p>ND 176608000-0 :ND:0-176608000 GASTOS EXT. TRANF.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2,746.64</text:p>
          </table:table-cell>
          <table:table-cell office:value-type="float" office:value="13705" table:style-name="ce46">
            <text:p>13.705,00</text:p>
          </table:table-cell>
          <table:table-cell office:value-type="float" office:value="0" table:style-name="ce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602" table:style-name="ce1">
            <text:p>176602</text:p>
          </table:table-cell>
          <table:table-cell office:value-type="date" office:date-value="2020-05-31T00:00:00" table:style-name="ce47">
            <text:p>31/05/2020</text:p>
          </table:table-cell>
          <table:table-cell office:value-type="string" table:style-name="ce1">
            <text:p>ND 176769-0 :ND:0-176769 PAGO FINAL EVEREXCEED TD0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2,858.64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702" table:style-name="ce1">
            <text:p>176702</text:p>
          </table:table-cell>
          <table:table-cell office:value-type="date" office:date-value="2020-05-31T00:00:00" table:style-name="ce47">
            <text:p>31/05/2020</text:p>
          </table:table-cell>
          <table:table-cell office:value-type="string" table:style-name="ce1">
            <text:p>ND 1767690-0 :ND:0-1767690 CARGO MAS IVA SERV. TRA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3,543.89</text:p>
          </table:table-cell>
          <table:table-cell office:value-type="float" office:value="685.25" table:style-name="ce1">
            <text:p>685,25</text:p>
          </table:table-cell>
          <table:table-cell office:value-type="float" office:value="0" table:style-name="ce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802" table:style-name="ce1">
            <text:p>176802</text:p>
          </table:table-cell>
          <table:table-cell office:value-type="date" office:date-value="2020-05-31T00:00:00" table:style-name="ce47">
            <text:p>31/05/2020</text:p>
          </table:table-cell>
          <table:table-cell office:value-type="string" table:style-name="ce1">
            <text:p>ND 17676900-0 :ND:0-17676900 IMPUESTO SALIDA DIVIS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3,563.89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902" table:style-name="ce1">
            <text:p>176902</text:p>
          </table:table-cell>
          <table:table-cell office:value-type="date" office:date-value="2020-05-31T00:00:00" table:style-name="ce47">
            <text:p>31/05/2020</text:p>
          </table:table-cell>
          <table:table-cell office:value-type="string" table:style-name="ce1">
            <text:p>ND 176769000-0 :ND:0-176769000 GASTO EXT. TRANSF.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,436.11</text:p>
          </table:table-cell>
          <table:table-cell office:value-type="float" office:value="0" table:style-name="ce1">
            <text:p>0</text:p>
          </table:table-cell>
          <table:table-cell office:value-type="float" office:value="5000" table:style-name="ce46">
            <text:p>5.000,0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7002" table:style-name="ce1">
            <text:p>177002</text:p>
          </table:table-cell>
          <table:table-cell office:value-type="date" office:date-value="2020-05-31T00:00:00" table:style-name="ce47">
            <text:p>31/05/2020</text:p>
          </table:table-cell>
          <table:table-cell office:value-type="string" table:style-name="ce1">
            <text:p>NC 578044-0 :NC:0-578044 ABONO FACTURA #4315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813.89</text:p>
          </table:table-cell>
          <table:table-cell office:value-type="float" office:value="2250" table:style-name="ce46">
            <text:p>2.250,00</text:p>
          </table:table-cell>
          <table:table-cell office:value-type="float" office:value="0" table:style-name="ce1">
            <text:p>0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2902" table:style-name="ce1">
            <text:p>1729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TR 7-0 LAPENTTY NEIRA ANA :DB -1070987135: Cancela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29,186.11</text:p>
          </table:table-cell>
          <table:table-cell office:value-type="float" office:value="0" table:style-name="ce1">
            <text:p>0</text:p>
          </table:table-cell>
          <table:table-cell office:value-type="float" office:value="30000" table:style-name="ce46">
            <text:p>30.000,0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502" table:style-name="ce1">
            <text:p>1805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C 6232050000-0 :NC:0-6232050000 Pago factura #431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28,061.11</text:p>
          </table:table-cell>
          <table:table-cell office:value-type="float" office:value="1125" table:style-name="ce46">
            <text:p>1.125,00</text:p>
          </table:table-cell>
          <table:table-cell office:value-type="float" office:value="0" table:style-name="ce1">
            <text:p>0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302" table:style-name="ce1">
            <text:p>1703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TR 5-0 MANUEL <text:s/>NOGALES Y <text:s/>:DB -1070987135: Pago fa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26,936.11</text:p>
          </table:table-cell>
          <table:table-cell office:value-type="float" office:value="1125" table:style-name="ce46">
            <text:p>1.125,00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402" table:style-name="ce1">
            <text:p>1784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D 571002-0 :ND:0-571002 Pago factura Ec. Nogales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28,061.11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46">
            <text:p>1.125,0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502" table:style-name="ce1">
            <text:p>1785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C 328998-0 :NC:0-328998 Se reversa transferencia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28,060.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602" table:style-name="ce1">
            <text:p>1786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D 385281-0 :ND:0-385281 Cargo mas iva pago a prov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4,720.17</text:p>
          </table:table-cell>
          <table:table-cell office:value-type="float" office:value="32780.28" table:style-name="ce46">
            <text:p>32.780,28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702" table:style-name="ce1">
            <text:p>1787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D 176883-0 :ND:0-176883 3er Anticipo Everexceed P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4,832.17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802" table:style-name="ce1">
            <text:p>1788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D 0176883-0 :ND:0-0176883 CARGO MAS IVA POR SERV.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6,411.18</text:p>
          </table:table-cell>
          <table:table-cell office:value-type="float" office:value="1579.01" table:style-name="ce46">
            <text:p>1.579,01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902" table:style-name="ce1">
            <text:p>1789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D 00176883-0 :ND:0-00176883 Impuesto a la salida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6,431.18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002" table:style-name="ce1">
            <text:p>1790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D 0000176883-0 :ND:0-0000176883 GASTO DEL EXTERI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6,431.40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102" table:style-name="ce1">
            <text:p>1791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D 015442899-0 :ND:0-015442899 CARGO MAS IVA TRANS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7,337.65</text:p>
          </table:table-cell>
          <table:table-cell office:value-type="float" office:value="906.25" table:style-name="ce1">
            <text:p>906,25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202" table:style-name="ce1">
            <text:p>1792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D 03688-0 :ND:0-03688 Pago SRI retencion Iva mes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7,337.87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302" table:style-name="ce1">
            <text:p>1793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D 3688-0 :ND:0-3688 CARGO MAS IVA COBRO SECTOR PU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8,042.04</text:p>
          </table:table-cell>
          <table:table-cell office:value-type="float" office:value="704.17" table:style-name="ce1">
            <text:p>704,17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402" table:style-name="ce1">
            <text:p>1794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D 03689-0 :ND:0-03689 Pago SRI Retencion Fuente m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8,042.26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502" table:style-name="ce1">
            <text:p>1795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D 3689-0 :ND:0-3689 CARGO MAS IVA COBRO SECTOR PU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36,706.11</text:p>
          </table:table-cell>
          <table:table-cell office:value-type="float" office:value="28663.85" table:style-name="ce46">
            <text:p>28.663,85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602" table:style-name="ce1">
            <text:p>1796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D 716784-0 :ND:0-716784 Pago Liquidacion #4103238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36,706.68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702" table:style-name="ce1">
            <text:p>1797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D 7167840-0 :ND:0-7167840 CARGO MAS IVA POR RECAU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36,707.6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802" table:style-name="ce1">
            <text:p>1798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D 724212-0 :ND:0-724212 CARGO MAS IVA PAGOS A PR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36,708.6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902" table:style-name="ce1">
            <text:p>1799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D 724213-0 :ND:0-724213 CARGO MAS IVA PAGOS A PR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78,708.68</text:p>
          </table:table-cell>
          <table:table-cell office:value-type="float" office:value="42000" table:style-name="ce46">
            <text:p>42.000,00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002" table:style-name="ce1">
            <text:p>1800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D 15442899-0 :ND:0-15442899 Pago facturas #4315 #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108,708.68</text:p>
          </table:table-cell>
          <table:table-cell office:value-type="float" office:value="30000" table:style-name="ce46">
            <text:p>30.000,00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102" table:style-name="ce1">
            <text:p>1801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D 6232050-0 :ND:0-6232050 Pago factura #4316 clie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66,708.68</text:p>
          </table:table-cell>
          <table:table-cell office:value-type="float" office:value="0" table:style-name="ce1">
            <text:p>0</text:p>
          </table:table-cell>
          <table:table-cell office:value-type="float" office:value="42000" table:style-name="ce46">
            <text:p>42.000,0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202" table:style-name="ce1">
            <text:p>1802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C 15442899-0 :NC:0-15442899 Se reversa ND #180002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36,708.68</text:p>
          </table:table-cell>
          <table:table-cell office:value-type="float" office:value="0" table:style-name="ce1">
            <text:p>0</text:p>
          </table:table-cell>
          <table:table-cell office:value-type="float" office:value="30000" table:style-name="ce46">
            <text:p>30.000,0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302" table:style-name="ce1">
            <text:p>1803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C 623205-0 :NC:0-623205 Se reversa ND #180102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5,291.32</text:p>
          </table:table-cell>
          <table:table-cell office:value-type="float" office:value="0" table:style-name="ce1">
            <text:p>0</text:p>
          </table:table-cell>
          <table:table-cell office:value-type="float" office:value="42000" table:style-name="ce46">
            <text:p>42.000,0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402" table:style-name="ce1">
            <text:p>1804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NC 0015442899-0 :NC:0-0015442899 Pago facturas #43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2,715.32</text:p>
          </table:table-cell>
          <table:table-cell office:value-type="float" office:value="2576" table:style-name="ce46">
            <text:p>2.576,00</text:p>
          </table:table-cell>
          <table:table-cell office:value-type="float" office:value="0" table:style-name="ce1">
            <text:p>0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2802" table:style-name="ce1">
            <text:p>172802</text:p>
          </table:table-cell>
          <table:table-cell office:value-type="date" office:date-value="2020-06-30T00:00:00" table:style-name="ce47">
            <text:p>30/06/2020</text:p>
          </table:table-cell>
          <table:table-cell office:value-type="string" table:style-name="ce1">
            <text:p>TR 6-0 LAPENTTY NEIRA ANA :DB -1070987135: CANCELA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,590.32</text:p>
          </table:table-cell>
          <table:table-cell office:value-type="float" office:value="1125" table:style-name="ce46">
            <text:p>1.125,00</text:p>
          </table:table-cell>
          <table:table-cell office:value-type="float" office:value="0" table:style-name="ce1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902" table:style-name="ce1">
            <text:p>1779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TR 16-0 MANUEL <text:s/>NOGALES Y <text:s/>:DB -1070987135: Cancel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,589.3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58" table:style-name="ce1">
            <text:p>115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902" table:style-name="ce1">
            <text:p>1829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D 271384-0 :ND:0-271384 CARGO MAS IVA PAGOS A PR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2,828.24</text:p>
          </table:table-cell>
          <table:table-cell office:value-type="float" office:value="4417.5600000000004" table:style-name="ce46">
            <text:p>4.417,56</text:p>
          </table:table-cell>
          <table:table-cell office:value-type="float" office:value="0" table:style-name="ce1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3502" table:style-name="ce1">
            <text:p>1735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TR 8-0 LAPENTTY NEIRA ANA :DB -1070987135: CANCELA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5,128.24</text:p>
          </table:table-cell>
          <table:table-cell office:value-type="float" office:value="2300" table:style-name="ce46">
            <text:p>2.300,00</text:p>
          </table:table-cell>
          <table:table-cell office:value-type="float" office:value="0" table:style-name="ce1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3602" table:style-name="ce1">
            <text:p>1736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TR 9-0 LAPENTTY NEIRA ANA :DB -1070987135: CANCELA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5,326.24</text:p>
          </table:table-cell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102" table:style-name="ce1">
            <text:p>1771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TR 12-0 METROMODAL S.A. :DB -1070987135: Cancelaci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5,588.44</text:p>
          </table:table-cell>
          <table:table-cell office:value-type="float" office:value="262.2" table:style-name="ce1">
            <text:p>262,2</text:p>
          </table:table-cell>
          <table:table-cell office:value-type="float" office:value="0" table:style-name="ce1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202" table:style-name="ce1">
            <text:p>1772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TR 10-0 ROCALVI S.A. :DB -1070987135: CANCELACION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6,147.00</text:p>
          </table:table-cell>
          <table:table-cell office:value-type="float" office:value="558.55999999999995" table:style-name="ce1">
            <text:p>558,56</text:p>
          </table:table-cell>
          <table:table-cell office:value-type="float" office:value="0" table:style-name="ce1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302" table:style-name="ce1">
            <text:p>1773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TR 11-0 ZURICH SEGUROS ECU :DB -1070987135: CANCEL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9,076.44</text:p>
          </table:table-cell>
          <table:table-cell office:value-type="float" office:value="2929.44" table:style-name="ce46">
            <text:p>2.929,44</text:p>
          </table:table-cell>
          <table:table-cell office:value-type="float" office:value="0" table:style-name="ce1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502" table:style-name="ce1">
            <text:p>1775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TR 13-0 CONSOLIDADORA CALD :DB -1070987135: Cancel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9,510.71</text:p>
          </table:table-cell>
          <table:table-cell office:value-type="float" office:value="434.27" table:style-name="ce1">
            <text:p>434,27</text:p>
          </table:table-cell>
          <table:table-cell office:value-type="float" office:value="0" table:style-name="ce1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602" table:style-name="ce1">
            <text:p>1776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TR 14-0 COMEXPORT S.A. :DB -1070987135: Cancelaci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10,635.71</text:p>
          </table:table-cell>
          <table:table-cell office:value-type="float" office:value="1125" table:style-name="ce46">
            <text:p>1.125,00</text:p>
          </table:table-cell>
          <table:table-cell office:value-type="float" office:value="0" table:style-name="ce1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802" table:style-name="ce1">
            <text:p>1778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TR 15-0 MANUEL <text:s/>NOGALES Y <text:s/>:DB -1070987135: Cancel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11,421.71</text:p>
          </table:table-cell>
          <table:table-cell office:value-type="float" office:value="786" table:style-name="ce1">
            <text:p>786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602" table:style-name="ce1">
            <text:p>1806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D 03225-0 :ND:0-03225 Pago SRI retenciones iva me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11,421.93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702" table:style-name="ce1">
            <text:p>1807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D 3225-0 :ND:0-3225 CARGO MAS IVA COBRO SECTOR PU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12,083.67</text:p>
          </table:table-cell>
          <table:table-cell office:value-type="float" office:value="661.74" table:style-name="ce1">
            <text:p>661,74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802" table:style-name="ce1">
            <text:p>1808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D 03231-0 :ND:0-03231 Pago SRI retenciones en la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12,083.89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902" table:style-name="ce1">
            <text:p>1809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D 3231-0 :ND:0-3231 CARGO MAS IVA COBRO SECTOR PU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23,013.65</text:p>
          </table:table-cell>
          <table:table-cell office:value-type="float" office:value="10929.76" table:style-name="ce46">
            <text:p>10.929,76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002" table:style-name="ce1">
            <text:p>1810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D 0177532-0 :ND:0-0177532 Pago final proveedor Ev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23,125.65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102" table:style-name="ce1">
            <text:p>1811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D 177532-0 :ND:0-177532 CARGO MAS IVA POR SERV.TR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23,612.14</text:p>
          </table:table-cell>
          <table:table-cell office:value-type="float" office:value="486.49" table:style-name="ce1">
            <text:p>486,49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202" table:style-name="ce1">
            <text:p>1812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D 00177532-0 :ND:0-00177532 Impuesto salida divis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23,632.14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302" table:style-name="ce1">
            <text:p>1813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D 0000177532-0 :ND:0-0000177532 GASTO DEL EXTERI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23,633.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402" table:style-name="ce1">
            <text:p>1814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D 5846030000-0 :ND:0-5846030000 CARGO MAS IVA PAG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23,634.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502" table:style-name="ce1">
            <text:p>1815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D 5846040000-0 :ND:0-5846040000 CARGO MAS IVA PAG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23,635.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602" table:style-name="ce1">
            <text:p>1816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D 757587-0 :ND:0-757587 CARGO MAS IVA PAGOS A PR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23,636.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702" table:style-name="ce1">
            <text:p>1817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D 757588-0 :ND:0-757588 CARGO MAS IVA PAGOS A PR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23,637.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802" table:style-name="ce1">
            <text:p>1818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D 757589-0 :ND:0-757589 CARGO MAS IVA PAGOS A PR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23,638.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902" table:style-name="ce1">
            <text:p>1819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D 757590-0 :ND:0-757590 CARGO MAS IVA PAGOS A PR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37,630.91</text:p>
          </table:table-cell>
          <table:table-cell office:value-type="float" office:value="13992.77" table:style-name="ce46">
            <text:p>13.992,77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002" table:style-name="ce1">
            <text:p>1820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D 0000177695-0 :ND:0-0000177695 Anticipo 10% Ever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37,742.91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102" table:style-name="ce1">
            <text:p>1821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D 000177695-0 :ND:0-000177695 CARGO MAS IVA POR S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38,442.55</text:p>
          </table:table-cell>
          <table:table-cell office:value-type="float" office:value="699.64" table:style-name="ce1">
            <text:p>699,64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202" table:style-name="ce1">
            <text:p>1822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D 00177695-0 :ND:0-00177695 IMPUESTO SALIDA DIVIS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38,462.55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302" table:style-name="ce1">
            <text:p>1823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D 0177695-0 :ND:0-0177695 GASTO DEL EXTERIOR TRAN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61,528.19</text:p>
          </table:table-cell>
          <table:table-cell office:value-type="float" office:value="23065.64" table:style-name="ce46">
            <text:p>23.065,64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402" table:style-name="ce1">
            <text:p>1824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D 035847-0 :ND:0-035847 Liquidacion #41122234 TD0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61,528.76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502" table:style-name="ce1">
            <text:p>1825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D 35847-0 :ND:0-35847 CARGO MAS IVA POR RECAUDACI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48,528.76</text:p>
          </table:table-cell>
          <table:table-cell office:value-type="float" office:value="0" table:style-name="ce1">
            <text:p>0</text:p>
          </table:table-cell>
          <table:table-cell office:value-type="float" office:value="13000" table:style-name="ce46">
            <text:p>13.000,0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602" table:style-name="ce1">
            <text:p>1826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C 403075-0 :NC:0-403075 Pago fact #4316 cliente T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38,528.76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46">
            <text:p>10.000,0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702" table:style-name="ce1">
            <text:p>1827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C 673649-0 :NC:0-673649 Pago facturas #4316-4317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,471.24</text:p>
          </table:table-cell>
          <table:table-cell office:value-type="float" office:value="0" table:style-name="ce1">
            <text:p>0</text:p>
          </table:table-cell>
          <table:table-cell office:value-type="float" office:value="40000" table:style-name="ce46">
            <text:p>40.000,0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802" table:style-name="ce1">
            <text:p>1828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NC 791127-0 :NC:0-791127 Pago factura #4317 client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,047.14</text:p>
          </table:table-cell>
          <table:table-cell office:value-type="float" office:value="424.1" table:style-name="ce1">
            <text:p>424,1</text:p>
          </table:table-cell>
          <table:table-cell office:value-type="float" office:value="0" table:style-name="ce1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3402" table:style-name="ce1">
            <text:p>173402</text:p>
          </table:table-cell>
          <table:table-cell office:value-type="date" office:date-value="2020-07-31T00:00:00" table:style-name="ce47">
            <text:p>31/07/2020</text:p>
          </table:table-cell>
          <table:table-cell office:value-type="string" table:style-name="ce1">
            <text:p>CK 118-0 SUPERINTENDENCIA D :DB -1070987135: Pag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251.95</text:p>
          </table:table-cell>
          <table:table-cell office:value-type="float" office:value="795.19" table:style-name="ce1">
            <text:p>795,19</text:p>
          </table:table-cell>
          <table:table-cell office:value-type="float" office:value="0" table:style-name="ce1">
            <text:p>0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102" table:style-name="ce1">
            <text:p>183102</text:p>
          </table:table-cell>
          <table:table-cell office:value-type="date" office:date-value="2020-08-31T00:00:00" table:style-name="ce47">
            <text:p>31/08/2020</text:p>
          </table:table-cell>
          <table:table-cell office:value-type="string" table:style-name="ce1">
            <text:p>ND 2893-0 :ND:0-2893 SRI - Cancelaci de Retenci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141.35</text:p>
          </table:table-cell>
          <table:table-cell office:value-type="float" office:value="393.3" table:style-name="ce1">
            <text:p>393,3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302" table:style-name="ce1">
            <text:p>178302</text:p>
          </table:table-cell>
          <table:table-cell office:value-type="date" office:date-value="2020-08-31T00:00:00" table:style-name="ce47">
            <text:p>31/08/2020</text:p>
          </table:table-cell>
          <table:table-cell office:value-type="string" table:style-name="ce1">
            <text:p>TR 20-0 COMEXPORT S.A. :DB -1070987135: Cancelaci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2,858.65</text:p>
          </table:table-cell>
          <table:table-cell office:value-type="float" office:value="0" table:style-name="ce1">
            <text:p>0</text:p>
          </table:table-cell>
          <table:table-cell office:value-type="float" office:value="13000" table:style-name="ce46">
            <text:p>13.000,00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202" table:style-name="ce1">
            <text:p>183202</text:p>
          </table:table-cell>
          <table:table-cell office:value-type="date" office:date-value="2020-08-31T00:00:00" table:style-name="ce47">
            <text:p>31/08/2020</text:p>
          </table:table-cell>
          <table:table-cell office:value-type="string" table:style-name="ce1">
            <text:p>NC 2975680000-0 :NC:0-2975680000 Telconet - Factur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45,858.65</text:p>
          </table:table-cell>
          <table:table-cell office:value-type="float" office:value="0" table:style-name="ce1">
            <text:p>0</text:p>
          </table:table-cell>
          <table:table-cell office:value-type="float" office:value="33000" table:style-name="ce46">
            <text:p>33.000,00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302" table:style-name="ce1">
            <text:p>183302</text:p>
          </table:table-cell>
          <table:table-cell office:value-type="date" office:date-value="2020-08-31T00:00:00" table:style-name="ce47">
            <text:p>31/08/2020</text:p>
          </table:table-cell>
          <table:table-cell office:value-type="string" table:style-name="ce1">
            <text:p>NC 7112320000-0 :NC:0-7112320000 Telconet - Factur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45,853.86</text:p>
          </table:table-cell>
          <table:table-cell office:value-type="float" office:value="4.79" table:style-name="ce1">
            <text:p>4,79</text:p>
          </table:table-cell>
          <table:table-cell office:value-type="float" office:value="0" table:style-name="ce1">
            <text:p>0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402" table:style-name="ce1">
            <text:p>183402</text:p>
          </table:table-cell>
          <table:table-cell office:value-type="date" office:date-value="2020-08-31T00:00:00" table:style-name="ce47">
            <text:p>31/08/2020</text:p>
          </table:table-cell>
          <table:table-cell office:value-type="string" table:style-name="ce1">
            <text:p>ND 31082020-1 :ND:1-31082020 D饕ito Bancario por S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44,514.58</text:p>
          </table:table-cell>
          <table:table-cell office:value-type="float" office:value="1339.28" table:style-name="ce46">
            <text:p>1.339,28</text:p>
          </table:table-cell>
          <table:table-cell office:value-type="float" office:value="0" table:style-name="ce1">
            <text:p>0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702" table:style-name="ce1">
            <text:p>183702</text:p>
          </table:table-cell>
          <table:table-cell office:value-type="date" office:date-value="2020-08-31T00:00:00" table:style-name="ce47">
            <text:p>31/08/2020</text:p>
          </table:table-cell>
          <table:table-cell office:value-type="string" table:style-name="ce1">
            <text:p>ND 178197-0 :ND:0-178197 EverExceed - PO #TD023-20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44,402.58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802" table:style-name="ce1">
            <text:p>183802</text:p>
          </table:table-cell>
          <table:table-cell office:value-type="date" office:date-value="2020-08-31T00:00:00" table:style-name="ce47">
            <text:p>31/08/2020</text:p>
          </table:table-cell>
          <table:table-cell office:value-type="string" table:style-name="ce1">
            <text:p>ND 0178197-1 :ND:1-0178197 D饕ito Bancario por Ser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44,382.58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902" table:style-name="ce1">
            <text:p>183902</text:p>
          </table:table-cell>
          <table:table-cell office:value-type="date" office:date-value="2020-08-31T00:00:00" table:style-name="ce47">
            <text:p>31/08/2020</text:p>
          </table:table-cell>
          <table:table-cell office:value-type="string" table:style-name="ce1">
            <text:p>ND 0178197-2 :ND:2-0178197 D饕ito Bancario por Ser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43,257.58</text:p>
          </table:table-cell>
          <table:table-cell office:value-type="float" office:value="1125" table:style-name="ce46">
            <text:p>1.125,00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3502" table:style-name="ce1">
            <text:p>183502</text:p>
          </table:table-cell>
          <table:table-cell office:value-type="date" office:date-value="2020-08-31T00:00:00" table:style-name="ce47">
            <text:p>31/08/2020</text:p>
          </table:table-cell>
          <table:table-cell office:value-type="string" table:style-name="ce1">
            <text:p>TR 21-0 MANUEL <text:s/>NOGALES Y <text:s/>:DB -1070987135: Manuel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5,272.04</text:p>
          </table:table-cell>
          <table:table-cell office:value-type="float" office:value="27985.54" table:style-name="ce46">
            <text:p>27.985,54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3602" table:style-name="ce1">
            <text:p>183602</text:p>
          </table:table-cell>
          <table:table-cell office:value-type="date" office:date-value="2020-08-31T00:00:00" table:style-name="ce47">
            <text:p>31/08/2020</text:p>
          </table:table-cell>
          <table:table-cell office:value-type="string" table:style-name="ce1">
            <text:p>TR 22-0 EVEREXCEED CORPORA :DB -1070987135: EverEx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5,372.04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45002" table:style-name="ce1">
            <text:p>145002</text:p>
          </table:table-cell>
          <table:table-cell office:value-type="date" office:date-value="2020-08-31T00:00:00" table:style-name="ce47">
            <text:p>31/08/2020</text:p>
          </table:table-cell>
          <table:table-cell office:value-type="string" table:style-name="ce1">
            <text:p>CK 20-0 SERVICIOS DE RENTA :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3,122.04</text:p>
          </table:table-cell>
          <table:table-cell office:value-type="float" office:value="2250" table:style-name="ce46">
            <text:p>2.250,00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002" table:style-name="ce1">
            <text:p>178002</text:p>
          </table:table-cell>
          <table:table-cell office:value-type="date" office:date-value="2020-08-31T00:00:00" table:style-name="ce47">
            <text:p>31/08/2020</text:p>
          </table:table-cell>
          <table:table-cell office:value-type="string" table:style-name="ce1">
            <text:p>TR 17-0 LAPENTTY NEIRA ANA :DB -1070987135: Cancel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0,822.04</text:p>
          </table:table-cell>
          <table:table-cell office:value-type="float" office:value="2300" table:style-name="ce46">
            <text:p>2.300,00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102" table:style-name="ce1">
            <text:p>178102</text:p>
          </table:table-cell>
          <table:table-cell office:value-type="date" office:date-value="2020-08-31T00:00:00" table:style-name="ce47">
            <text:p>31/08/2020</text:p>
          </table:table-cell>
          <table:table-cell office:value-type="string" table:style-name="ce1">
            <text:p>TR 18-0 LAPENTTY NEIRA ANA :DB -1070987135: Cancel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9,893.42</text:p>
          </table:table-cell>
          <table:table-cell office:value-type="float" office:value="928.62" table:style-name="ce1">
            <text:p>928,62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202" table:style-name="ce1">
            <text:p>178202</text:p>
          </table:table-cell>
          <table:table-cell office:value-type="date" office:date-value="2020-08-31T00:00:00" table:style-name="ce47">
            <text:p>31/08/2020</text:p>
          </table:table-cell>
          <table:table-cell office:value-type="string" table:style-name="ce1">
            <text:p>TR 19-0 KRESTON AUDIT SERV :DB -1070987135: Cancel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8,861.08</text:p>
          </table:table-cell>
          <table:table-cell office:value-type="float" office:value="1032.3399999999999" table:style-name="ce46">
            <text:p>1.032,34</text:p>
          </table:table-cell>
          <table:table-cell office:value-type="float" office:value="0" table:style-name="ce1">
            <text:p>0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002" table:style-name="ce1">
            <text:p>183002</text:p>
          </table:table-cell>
          <table:table-cell office:value-type="date" office:date-value="2020-08-31T00:00:00" table:style-name="ce47">
            <text:p>31/08/2020</text:p>
          </table:table-cell>
          <table:table-cell office:value-type="string" table:style-name="ce1">
            <text:p>ND 2891-0 :ND:0-2891 SRI - Cancelaci de Impuest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61,102.77</text:p>
          </table:table-cell>
          <table:table-cell office:value-type="float" office:value="69963.850000000006" table:style-name="ce46">
            <text:p>69.963,85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802" table:style-name="ce1">
            <text:p>184802</text:p>
          </table:table-cell>
          <table:table-cell office:value-type="date" office:date-value="2020-09-30T00:00:00" table:style-name="ce47">
            <text:p>30/09/2020</text:p>
          </table:table-cell>
          <table:table-cell office:value-type="string" table:style-name="ce1">
            <text:p>TR 31-0 EVEREXCEED CORPORA :DB -1070987135: EverEx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61,852.77</text:p>
          </table:table-cell>
          <table:table-cell office:value-type="float" office:value="750" table:style-name="ce1">
            <text:p>750</text:p>
          </table:table-cell>
          <table:table-cell office:value-type="float" office:value="0" table:style-name="ce1">
            <text:p>0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5602" table:style-name="ce1">
            <text:p>185602</text:p>
          </table:table-cell>
          <table:table-cell office:value-type="date" office:date-value="2020-09-30T00:00:00" table:style-name="ce47">
            <text:p>30/09/2020</text:p>
          </table:table-cell>
          <table:table-cell office:value-type="string" table:style-name="ce1">
            <text:p>ND 5347-0 :ND:0-5347 SRI - Cancelaci de Impuest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64,102.77</text:p>
          </table:table-cell>
          <table:table-cell office:value-type="float" office:value="2250" table:style-name="ce46">
            <text:p>2.250,00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002" table:style-name="ce1">
            <text:p>184002</text:p>
          </table:table-cell>
          <table:table-cell office:value-type="date" office:date-value="2020-09-30T00:00:00" table:style-name="ce47">
            <text:p>30/09/2020</text:p>
          </table:table-cell>
          <table:table-cell office:value-type="string" table:style-name="ce1">
            <text:p>TR 24-0 LAPENTTY NEIRA ANA :DB -1070987135: Kather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64,300.77</text:p>
          </table:table-cell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102" table:style-name="ce1">
            <text:p>184102</text:p>
          </table:table-cell>
          <table:table-cell office:value-type="date" office:date-value="2020-09-30T00:00:00" table:style-name="ce47">
            <text:p>30/09/2020</text:p>
          </table:table-cell>
          <table:table-cell office:value-type="string" table:style-name="ce1">
            <text:p>TR 23-0 METROMODAL S.A. :DB -1070987135: Metromoda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65,587.17</text:p>
          </table:table-cell>
          <table:table-cell office:value-type="float" office:value="1286.4000000000001" table:style-name="ce46">
            <text:p>1.286,40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202" table:style-name="ce1">
            <text:p>184202</text:p>
          </table:table-cell>
          <table:table-cell office:value-type="date" office:date-value="2020-09-30T00:00:00" table:style-name="ce47">
            <text:p>30/09/2020</text:p>
          </table:table-cell>
          <table:table-cell office:value-type="string" table:style-name="ce1">
            <text:p>TR 25-0 ROCALVI S.A. :DB -1070987135: Rocalvi Pag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68,674.30</text:p>
          </table:table-cell>
          <table:table-cell office:value-type="float" office:value="3087.13" table:style-name="ce46">
            <text:p>3.087,13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302" table:style-name="ce1">
            <text:p>184302</text:p>
          </table:table-cell>
          <table:table-cell office:value-type="date" office:date-value="2020-09-30T00:00:00" table:style-name="ce47">
            <text:p>30/09/2020</text:p>
          </table:table-cell>
          <table:table-cell office:value-type="string" table:style-name="ce1">
            <text:p>TR 26-0 CONSOLIDADORA CALD :DB -1070987135: Consol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69,283.37</text:p>
          </table:table-cell>
          <table:table-cell office:value-type="float" office:value="609.07000000000005" table:style-name="ce1">
            <text:p>609,07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402" table:style-name="ce1">
            <text:p>184402</text:p>
          </table:table-cell>
          <table:table-cell office:value-type="date" office:date-value="2020-09-30T00:00:00" table:style-name="ce47">
            <text:p>30/09/2020</text:p>
          </table:table-cell>
          <table:table-cell office:value-type="string" table:style-name="ce1">
            <text:p>TR 27-0 COMEXPORT S.A. :DB -1070987135: Comexport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71,535.44</text:p>
          </table:table-cell>
          <table:table-cell office:value-type="float" office:value="2252.0700000000002" table:style-name="ce46">
            <text:p>2.252,07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502" table:style-name="ce1">
            <text:p>184502</text:p>
          </table:table-cell>
          <table:table-cell office:value-type="date" office:date-value="2020-09-30T00:00:00" table:style-name="ce47">
            <text:p>30/09/2020</text:p>
          </table:table-cell>
          <table:table-cell office:value-type="string" table:style-name="ce1">
            <text:p>TR 28-0 LAPENTTY NEIRA ANA :DB -1070987135: Kather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72,660.44</text:p>
          </table:table-cell>
          <table:table-cell office:value-type="float" office:value="1125" table:style-name="ce46">
            <text:p>1.125,00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702" table:style-name="ce1">
            <text:p>184702</text:p>
          </table:table-cell>
          <table:table-cell office:value-type="date" office:date-value="2020-09-30T00:00:00" table:style-name="ce47">
            <text:p>30/09/2020</text:p>
          </table:table-cell>
          <table:table-cell office:value-type="string" table:style-name="ce1">
            <text:p>TR 30-0 MANUEL <text:s/>NOGALES Y <text:s/>:DB -1070987135: MANUEL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7,339.60</text:p>
          </table:table-cell>
          <table:table-cell office:value-type="float" office:value="0" table:style-name="ce1">
            <text:p>0</text:p>
          </table:table-cell>
          <table:table-cell office:value-type="float" office:value="80000.039999999994" table:style-name="ce46">
            <text:p>80.000,04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4902" table:style-name="ce1">
            <text:p>184902</text:p>
          </table:table-cell>
          <table:table-cell office:value-type="date" office:date-value="2020-09-30T00:00:00" table:style-name="ce47">
            <text:p>30/09/2020</text:p>
          </table:table-cell>
          <table:table-cell office:value-type="string" table:style-name="ce1">
            <text:p>NC 251421-1 :NC:1-251421 Telconet - Fact #4319-432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7,319.6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5002" table:style-name="ce1">
            <text:p>185002</text:p>
          </table:table-cell>
          <table:table-cell office:value-type="date" office:date-value="2020-09-30T00:00:00" table:style-name="ce47">
            <text:p>30/09/2020</text:p>
          </table:table-cell>
          <table:table-cell office:value-type="string" table:style-name="ce1">
            <text:p>ND 128373-1 :ND:1-128373 D饕ito Bancario por Servi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7,207.60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5102" table:style-name="ce1">
            <text:p>185102</text:p>
          </table:table-cell>
          <table:table-cell office:value-type="date" office:date-value="2020-09-30T00:00:00" table:style-name="ce47">
            <text:p>30/09/2020</text:p>
          </table:table-cell>
          <table:table-cell office:value-type="string" table:style-name="ce1">
            <text:p>ND 128373-2 :ND:2-128373 D饕ito Bancario por Servi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3,769.41</text:p>
          </table:table-cell>
          <table:table-cell office:value-type="float" office:value="3438.19" table:style-name="ce46">
            <text:p>3.438,19</text:p>
          </table:table-cell>
          <table:table-cell office:value-type="float" office:value="0" table:style-name="ce1">
            <text:p>0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5202" table:style-name="ce1">
            <text:p>185202</text:p>
          </table:table-cell>
          <table:table-cell office:value-type="date" office:date-value="2020-09-30T00:00:00" table:style-name="ce47">
            <text:p>30/09/2020</text:p>
          </table:table-cell>
          <table:table-cell office:value-type="string" table:style-name="ce1">
            <text:p>ND 128373-3 :ND:3-128373 EverExceed - PO #TD023-20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3,768.97</text:p>
          </table:table-cell>
          <table:table-cell office:value-type="float" office:value="0.44" table:style-name="ce1">
            <text:p>0,44</text:p>
          </table:table-cell>
          <table:table-cell office:value-type="float" office:value="0" table:style-name="ce1">
            <text:p>0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5302" table:style-name="ce1">
            <text:p>185302</text:p>
          </table:table-cell>
          <table:table-cell office:value-type="date" office:date-value="2020-09-30T00:00:00" table:style-name="ce47">
            <text:p>30/09/2020</text:p>
          </table:table-cell>
          <table:table-cell office:value-type="string" table:style-name="ce1">
            <text:p>ND 15092020-1 :ND:1-15092020 D饕ito Bancario por S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3,758.97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5402" table:style-name="ce1">
            <text:p>185402</text:p>
          </table:table-cell>
          <table:table-cell office:value-type="date" office:date-value="2020-09-30T00:00:00" table:style-name="ce47">
            <text:p>30/09/2020</text:p>
          </table:table-cell>
          <table:table-cell office:value-type="string" table:style-name="ce1">
            <text:p>ND 30092020-1 :ND:1-30092020 D饕ito Bancario por S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3,160.04</text:p>
          </table:table-cell>
          <table:table-cell office:value-type="float" office:value="598.92999999999995" table:style-name="ce1">
            <text:p>598,93</text:p>
          </table:table-cell>
          <table:table-cell office:value-type="float" office:value="0" table:style-name="ce1">
            <text:p>0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5502" table:style-name="ce1">
            <text:p>185502</text:p>
          </table:table-cell>
          <table:table-cell office:value-type="date" office:date-value="2020-09-30T00:00:00" table:style-name="ce47">
            <text:p>30/09/2020</text:p>
          </table:table-cell>
          <table:table-cell office:value-type="string" table:style-name="ce1">
            <text:p>ND 5337-0 :ND:0-5337 SRI - Cancelaci de Retencio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3,138.43</text:p>
          </table:table-cell>
          <table:table-cell office:value-type="float" office:value="21.61" table:style-name="ce1">
            <text:p>21,61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602" table:style-name="ce1">
            <text:p>184602</text:p>
          </table:table-cell>
          <table:table-cell office:value-type="date" office:date-value="2020-09-30T00:00:00" table:style-name="ce47">
            <text:p>30/09/2020</text:p>
          </table:table-cell>
          <table:table-cell office:value-type="string" table:style-name="ce1">
            <text:p>TR 29-0 HENK CENTENO FREDD :DB -1070987135: Henk C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2,478.56</text:p>
          </table:table-cell>
          <table:table-cell office:value-type="float" office:value="659.87" table:style-name="ce1">
            <text:p>659,87</text:p>
          </table:table-cell>
          <table:table-cell office:value-type="float" office:value="0" table:style-name="ce1">
            <text:p>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5702" table:style-name="ce1">
            <text:p>185702</text:p>
          </table:table-cell>
          <table:table-cell office:value-type="date" office:date-value="2020-10-31T00:00:00" table:style-name="ce47">
            <text:p>31/10/2020</text:p>
          </table:table-cell>
          <table:table-cell office:value-type="string" table:style-name="ce1">
            <text:p>TR 32-0 ZURICH SEGUROS ECU :DB -1070987135: ZURICH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38.56</text:p>
          </table:table-cell>
          <table:table-cell office:value-type="float" office:value="2340" table:style-name="ce46">
            <text:p>2.340,00</text:p>
          </table:table-cell>
          <table:table-cell office:value-type="float" office:value="0" table:style-name="ce1">
            <text:p>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5802" table:style-name="ce1">
            <text:p>185802</text:p>
          </table:table-cell>
          <table:table-cell office:value-type="date" office:date-value="2020-10-31T00:00:00" table:style-name="ce47">
            <text:p>31/10/2020</text:p>
          </table:table-cell>
          <table:table-cell office:value-type="string" table:style-name="ce1">
            <text:p>TR 33-0 LAPENTTY NEIRA ANA :DB -1070987135: Lapent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27,846.98</text:p>
          </table:table-cell>
          <table:table-cell office:value-type="float" office:value="27985.54" table:style-name="ce46">
            <text:p>27.985,54</text:p>
          </table:table-cell>
          <table:table-cell office:value-type="float" office:value="0" table:style-name="ce1">
            <text:p>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6002" table:style-name="ce1">
            <text:p>186002</text:p>
          </table:table-cell>
          <table:table-cell office:value-type="date" office:date-value="2020-10-31T00:00:00" table:style-name="ce47">
            <text:p>31/10/2020</text:p>
          </table:table-cell>
          <table:table-cell office:value-type="string" table:style-name="ce1">
            <text:p>TR 35-0 EVEREXCEED CORPORA :DB -1070987135: EverEx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30,559.43</text:p>
          </table:table-cell>
          <table:table-cell office:value-type="float" office:value="2712.45" table:style-name="ce46">
            <text:p>2.712,45</text:p>
          </table:table-cell>
          <table:table-cell office:value-type="float" office:value="0" table:style-name="ce1">
            <text:p>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5902" table:style-name="ce1">
            <text:p>185902</text:p>
          </table:table-cell>
          <table:table-cell office:value-type="date" office:date-value="2020-10-31T00:00:00" table:style-name="ce47">
            <text:p>31/10/2020</text:p>
          </table:table-cell>
          <table:table-cell office:value-type="string" table:style-name="ce1">
            <text:p>TR 34-0 LAPENTTY NEIRA ANA :DB -1070987135: Lapent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31,684.43</text:p>
          </table:table-cell>
          <table:table-cell office:value-type="float" office:value="1125" table:style-name="ce46">
            <text:p>1.125,00</text:p>
          </table:table-cell>
          <table:table-cell office:value-type="float" office:value="0" table:style-name="ce1">
            <text:p>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6102" table:style-name="ce1">
            <text:p>186102</text:p>
          </table:table-cell>
          <table:table-cell office:value-type="date" office:date-value="2020-10-31T00:00:00" table:style-name="ce47">
            <text:p>31/10/2020</text:p>
          </table:table-cell>
          <table:table-cell office:value-type="string" table:style-name="ce1">
            <text:p>TR 36-0 MANUEL <text:s/>NOGALES Y <text:s/>:DB -1070987135: MANUEL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-33,023.71</text:p>
          </table:table-cell>
          <table:table-cell office:value-type="float" office:value="1339.28" table:style-name="ce46">
            <text:p>1.339,28</text:p>
          </table:table-cell>
          <table:table-cell office:value-type="float" office:value="0" table:style-name="ce1">
            <text:p>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402" table:style-name="ce1">
            <text:p>186402</text:p>
          </table:table-cell>
          <table:table-cell office:value-type="date" office:date-value="2020-10-31T00:00:00" table:style-name="ce47">
            <text:p>31/10/2020</text:p>
          </table:table-cell>
          <table:table-cell office:value-type="string" table:style-name="ce1">
            <text:p>ND 122553-1 :ND:1-122553 EverExceed - PO #TD023-20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,976.29</text:p>
          </table:table-cell>
          <table:table-cell office:value-type="float" office:value="0" table:style-name="ce1">
            <text:p>0</text:p>
          </table:table-cell>
          <table:table-cell office:value-type="float" office:value="35000" table:style-name="ce46">
            <text:p>35.000,0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7102" table:style-name="ce1">
            <text:p>187102</text:p>
          </table:table-cell>
          <table:table-cell office:value-type="date" office:date-value="2020-10-31T00:00:00" table:style-name="ce47">
            <text:p>31/10/2020</text:p>
          </table:table-cell>
          <table:table-cell office:value-type="string" table:style-name="ce1">
            <text:p>NC 593352-0 :NC:0-593352 Telconet - Fact #4321-432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,956.29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602" table:style-name="ce1">
            <text:p>186602</text:p>
          </table:table-cell>
          <table:table-cell office:value-type="date" office:date-value="2020-10-31T00:00:00" table:style-name="ce47">
            <text:p>31/10/2020</text:p>
          </table:table-cell>
          <table:table-cell office:value-type="string" table:style-name="ce1">
            <text:p>ND 122553-3 :ND:3-122553 GASTO DEL EXTERIOR TRANSF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,952.2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702" table:style-name="ce1">
            <text:p>186702</text:p>
          </table:table-cell>
          <table:table-cell office:value-type="date" office:date-value="2020-10-31T00:00:00" table:style-name="ce47">
            <text:p>31/10/2020</text:p>
          </table:table-cell>
          <table:table-cell office:value-type="string" table:style-name="ce1">
            <text:p>ND 29102020-0 :ND:0-29102020 CARGO MAS IVA PAGOS A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,951.85</text:p>
          </table:table-cell>
          <table:table-cell office:value-type="float" office:value="0.44" table:style-name="ce1">
            <text:p>0,44</text:p>
          </table:table-cell>
          <table:table-cell office:value-type="float" office:value="0" table:style-name="ce1">
            <text:p>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802" table:style-name="ce1">
            <text:p>186802</text:p>
          </table:table-cell>
          <table:table-cell office:value-type="date" office:date-value="2020-10-31T00:00:00" table:style-name="ce47">
            <text:p>31/10/2020</text:p>
          </table:table-cell>
          <table:table-cell office:value-type="string" table:style-name="ce1">
            <text:p>ND 15102020-0 :ND:0-15102020 CARGO MAS IVA COBRO S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1,379.64</text:p>
          </table:table-cell>
          <table:table-cell office:value-type="float" office:value="572.21" table:style-name="ce1">
            <text:p>572,21</text:p>
          </table:table-cell>
          <table:table-cell office:value-type="float" office:value="0" table:style-name="ce1">
            <text:p>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902" table:style-name="ce1">
            <text:p>186902</text:p>
          </table:table-cell>
          <table:table-cell office:value-type="date" office:date-value="2020-10-31T00:00:00" table:style-name="ce47">
            <text:p>31/10/2020</text:p>
          </table:table-cell>
          <table:table-cell office:value-type="string" table:style-name="ce1">
            <text:p>ND 2989-0 :ND:0-2989 Pago SRI retenciones en la fu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635.89</text:p>
          </table:table-cell>
          <table:table-cell office:value-type="float" office:value="743.75" table:style-name="ce1">
            <text:p>743,75</text:p>
          </table:table-cell>
          <table:table-cell office:value-type="float" office:value="0" table:style-name="ce1">
            <text:p>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7002" table:style-name="ce1">
            <text:p>187002</text:p>
          </table:table-cell>
          <table:table-cell office:value-type="date" office:date-value="2020-10-31T00:00:00" table:style-name="ce47">
            <text:p>31/10/2020</text:p>
          </table:table-cell>
          <table:table-cell office:value-type="string" table:style-name="ce1">
            <text:p>ND 2995-0 :ND:0-2995 Pago SRI retenciones iva mes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style-name="ro2">
          <table:table-cell table:number-columns-repeated="2"/>
          <table:table-cell office:value-type="string" table:style-name="ce44">
            <text:p><text:s/>523.89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502" table:style-name="ce1">
            <text:p>186502</text:p>
          </table:table-cell>
          <table:table-cell office:value-type="date" office:date-value="2020-10-31T00:00:00" table:style-name="ce47">
            <text:p>31/10/2020</text:p>
          </table:table-cell>
          <table:table-cell office:value-type="string" table:style-name="ce1">
            <text:p>ND 122553-2 :ND:2-122553 CARGO MAS IVA POR SERV.TR</text:p>
          </table:table-cell>
          <table:table-cell table:number-columns-repeated="2" table:style-name="ce1"/>
          <table:table-cell table:number-columns-repeated="2" table:style-name="ce46"/>
          <table:table-cell table:number-columns-repeated="16369"/>
        </table:table-row>
        <table:table-row table:number-rows-repeated="10483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 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percentage-style style:name="N36">
      <number:number number:decimal-places="2" number:min-integer-digits="1"/>
      <number:text> %</number:text>
    </number:percentage-style>
    <number:date-style style:name="N37">
      <number:day number:style="long"/>
      <number:text>/</number:text>
      <number:month number:style="long"/>
      <number:text>/</number:text>
      <number:year number:style="long"/>
    </number:date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40P0">
      <number:number number:decimal-places="0" number:min-integer-digits="1">
        <number:embedded-text number:position="0"> </number:embedded-text>
      </number:number>
    </number:number-style>
    <number:number-style style:name="N40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0" number:min-integer-digits="1">
        <number:embedded-text number:position="0"> </number:embedded-text>
      </number:number>
    </number:number-style>
    <number:number-style style:name="N41P1">
      <number:text>(</number:text>
      <number:number number:decimal-places="0" number:min-integer-digits="1">
        <number:embedded-text number:position="0">)</number:embedded-text>
      </number:number>
    </number:number-style>
    <number:text-style style:name="N41P2"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3P0">
      <number:number number:decimal-places="0" number:min-integer-digits="1">
        <number:embedded-text number:position="0"> </number:embedded-text>
      </number:number>
    </number:number-style>
    <number:number-style style:name="N43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3P0"/>
    </number:number-style>
    <number:date-style style:name="N44">
      <number:day number:style="long"/>
      <number:text>-</number:text>
      <number:month number:textual="true"/>
      <number:text>-</number:text>
      <number:year/>
    </number:date-style>
    <number:percentage-style style:name="N45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7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48P0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5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Dara Macias</meta:initial-creator>
    <dc:creator>Carlos Almeida</dc:creator>
    <meta:creation-date>2020-10-19T12:23:50Z</meta:creation-date>
    <dc:date>2021-02-08T18:00:45Z</dc:date>
    <meta:editing-cycles>4</meta:editing-cycles>
    <meta:editing-duration>PT2743S</meta:editing-duration>
  </office:meta>
</office:document-meta>
</file>